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Courier" svg:font-family="Courier"/>
  </office:font-face-decls>
  <office:automatic-styles>
    <style:style style:family="text" style:name="T1" style:display-name="T1">
      <style:text-properties fo:language="pt" fo:country="PT" fo:font-weight="bold"/>
    </style:style>
    <style:style style:family="text" style:name="T2" style:display-name="T2">
      <style:text-properties fo:language="pt" fo:country="PT"/>
    </style:style>
    <style:style style:family="text" style:name="T3" style:display-name="T3">
      <style:text-properties fo:language="pt" fo:country="PT" fo:font-style="italic"/>
    </style:style>
    <style:style style:family="text" style:name="T4" style:display-name="T4">
      <style:text-properties style:font-name="Courier" fo:font-size="9pt" fo:font-weight="normal"/>
    </style:style>
    <style:style style:family="text" style:name="T5" style:display-name="T5">
      <style:text-properties fo:font-weight="normal"/>
    </style:style>
    <style:style style:family="text" style:name="T6" style:display-name="T6">
      <style:text-properties style:font-name="Courier" fo:font-size="9pt"/>
    </style:style>
    <style:style style:family="paragraph" style:name="P9" style:display-name="P9" style:parent-style-name="abstract">
      <style:paragraph-properties fo:text-indent="0in" fo:margin-bottom="0in"/>
      <style:text-properties fo:language="pt" fo:country="PT"/>
    </style:style>
    <style:style style:family="paragraph" style:name="P20" style:display-name="P20" style:list-style-name="L10">
      <style:paragraph-properties fo:text-align="left" fo:text-indent="0.000000cm" fo:line-height="21%" fo:background-color="transparent" fo:widows="2" fo:orphans="2" fo:margin-left="0.000000cm" fo:margin-top="0.25in" fo:margin-bottom="0.1666in" fo:keep-with-next="always" style:writing-mode="lr" fo:padding-bottom="0in" fo:padding-left="0in" fo:padding-right="0in" fo:padding-top="0in"/>
      <style:text-properties style:font-name="Calibri" fo:font-size="12pt" fo:language="pt" fo:country="PT" fo:font-weight="bold" fo:text-transform="none"/>
    </style:style>
    <style:style style:family="paragraph" style:name="P21" style:display-name="P21" style:parent-style-name="referenceitem" style:list-style-name="L11">
      <style:paragraph-properties fo:text-indent="0.000000cm" fo:margin-left="0.400304cm"/>
    </style:style>
    <style:style style:family="paragraph" style:name="P22" style:display-name="P22" style:parent-style-name="referenceitem">
      <style:paragraph-properties fo:text-indent="-0.0791in" fo:margin-left="0.2368in"/>
      <style:text-properties fo:language="pt" fo:country="PT"/>
    </style:style>
    <style:style style:family="paragraph" style:name="P23" style:display-name="P23" style:list-style-name="L12">
      <style:paragraph-properties fo:text-align="left" fo:text-indent="0.000000cm" fo:line-height="21%" fo:background-color="transparent" fo:widows="2" fo:orphans="2" fo:margin-left="0.000000cm" fo:margin-top="0.25in" fo:margin-bottom="0.1666in" fo:keep-with-next="always" style:writing-mode="lr" fo:padding-bottom="0in" fo:padding-left="0in" fo:padding-right="0in" fo:padding-top="0in"/>
      <style:text-properties style:font-name="Calibri" fo:font-size="12pt" fo:language="pt" fo:country="PT" fo:font-weight="bold" fo:text-transform="none"/>
    </style:style>
    <style:style style:family="paragraph" style:name="P24" style:display-name="P24" style:list-style-name="L12">
      <style:paragraph-properties fo:text-align="left" fo:text-indent="0.000000cm" fo:line-height="115%" fo:background-color="transparent" fo:widows="2" fo:orphans="2" fo:margin-left="0.000000cm" fo:margin-top="0in" fo:margin-bottom="0.1111in" fo:keep-with-next="always" style:writing-mode="lr" fo:padding-bottom="0in" fo:padding-left="0in" fo:padding-right="0in" fo:padding-top="0in"/>
      <style:text-properties style:font-name="Calibri" fo:font-size="11pt" fo:language="pt" fo:country="PT" fo:font-weight="bold" fo:text-transform="none"/>
    </style:style>
    <style:style style:family="paragraph" style:name="P25" style:display-name="P25">
      <style:paragraph-properties fo:text-align="left" fo:text-indent="0.000000cm" fo:line-height="115%" fo:background-color="transparent" fo:widows="2" fo:orphans="2" fo:margin-left="0.999998cm" fo:margin-top="0in" fo:margin-bottom="0.1111in" fo:keep-with-next="always" style:writing-mode="lr" fo:padding-bottom="0in" fo:padding-left="0in" fo:padding-right="0in" fo:padding-top="0in"/>
      <style:text-properties style:font-name="Calibri" fo:font-size="11pt" fo:language="pt" fo:country="PT" fo:font-weight="bold" fo:text-transform="none"/>
    </style:style>
    <style:style style:family="paragraph" style:name="P26" style:display-name="P26" style:list-style-name="L13">
      <style:paragraph-properties fo:text-align="left" fo:text-indent="0.000000cm" fo:line-height="115%" fo:background-color="transparent" fo:widows="2" fo:orphans="2" fo:margin-left="0.000000cm" fo:margin-top="0.25in" fo:margin-bottom="0.1111in" fo:keep-with-next="always" style:writing-mode="lr" fo:padding-bottom="0in" fo:padding-left="0in" fo:padding-right="0in" fo:padding-top="0in"/>
      <style:text-properties style:font-name="Calibri" fo:font-size="9pt" fo:language="pt" fo:country="PT" fo:font-weight="normal" fo:text-transform="none"/>
    </style:style>
    <style:style style:family="paragraph" style:name="P27" style:display-name="P27" style:parent-style-name="programcode">
      <style:text-properties fo:language="pt" fo:country="PT"/>
    </style:style>
    <style:style style:family="paragraph" style:name="P10" style:display-name="P10" style:list-style-name="L1">
      <style:paragraph-properties fo:text-align="left" fo:text-indent="0.000000cm" fo:line-height="21%" fo:background-color="transparent" fo:widows="2" fo:orphans="2" fo:margin-left="0.000000cm" fo:margin-top="0.25in" fo:margin-bottom="0.1666in" fo:keep-with-next="always" style:writing-mode="lr" fo:padding-bottom="0in" fo:padding-left="0in" fo:padding-right="0in" fo:padding-top="0in"/>
      <style:text-properties style:font-name="Calibri" fo:font-size="12pt" fo:language="pt" fo:country="PT" fo:font-weight="bold" fo:text-transform="none"/>
    </style:style>
    <style:style style:family="paragraph" style:name="P11" style:display-name="P11" style:list-style-name="L2">
      <style:paragraph-properties fo:text-align="left" fo:text-indent="0.000000cm" fo:line-height="21%" fo:background-color="transparent" fo:widows="2" fo:orphans="2" fo:margin-left="0.000000cm" fo:margin-top="0.25in" fo:margin-bottom="0.1666in" fo:keep-with-next="always" style:writing-mode="lr" fo:padding-bottom="0in" fo:padding-left="0in" fo:padding-right="0in" fo:padding-top="0in"/>
      <style:text-properties style:font-name="Calibri" fo:font-size="12pt" fo:language="pt" fo:country="PT" fo:font-weight="bold" fo:text-transform="none"/>
    </style:style>
    <style:style style:family="paragraph" style:name="P12" style:display-name="P12" style:list-style-name="L3">
      <style:paragraph-properties fo:text-align="left" fo:text-indent="0.000000cm" fo:line-height="21%" fo:background-color="transparent" fo:widows="2" fo:orphans="2" fo:margin-left="0.000000cm" fo:margin-top="0.25in" fo:margin-bottom="0.1666in" fo:keep-with-next="always" style:writing-mode="lr" fo:padding-bottom="0in" fo:padding-left="0in" fo:padding-right="0in" fo:padding-top="0in"/>
      <style:text-properties style:font-name="Calibri" fo:font-size="12pt" fo:language="pt" fo:country="PT" fo:font-weight="bold" fo:text-transform="none"/>
    </style:style>
    <style:style style:family="paragraph" style:name="P13" style:display-name="P13" style:list-style-name="L4">
      <style:paragraph-properties fo:text-align="left" fo:text-indent="0.000000cm" fo:line-height="21%" fo:background-color="transparent" fo:widows="2" fo:orphans="2" fo:margin-left="0.000000cm" fo:margin-top="0.25in" fo:margin-bottom="0.1666in" fo:keep-with-next="always" style:writing-mode="lr" fo:padding-bottom="0in" fo:padding-left="0in" fo:padding-right="0in" fo:padding-top="0in"/>
      <style:text-properties style:font-name="Calibri" fo:font-size="12pt" fo:language="pt" fo:country="PT" fo:font-weight="bold" fo:text-transform="none"/>
    </style:style>
    <style:style style:family="paragraph" style:name="P14" style:display-name="P14" style:list-style-name="L5">
      <style:paragraph-properties fo:text-align="left" fo:text-indent="0.000000cm" fo:line-height="21%" fo:background-color="transparent" fo:widows="2" fo:orphans="2" fo:margin-left="0.000000cm" fo:margin-top="0.25in" fo:margin-bottom="0.1666in" fo:keep-with-next="always" style:writing-mode="lr" fo:padding-bottom="0in" fo:padding-left="0in" fo:padding-right="0in" fo:padding-top="0in"/>
      <style:text-properties style:font-name="Calibri" fo:font-size="12pt" fo:language="pt" fo:country="PT" fo:font-weight="bold" fo:text-transform="none"/>
    </style:style>
    <style:style style:family="paragraph" style:name="P15" style:display-name="P15" style:list-style-name="L6">
      <style:paragraph-properties fo:text-align="left" fo:text-indent="0.000000cm" fo:line-height="21%" fo:background-color="transparent" fo:widows="2" fo:orphans="2" fo:margin-left="0.000000cm" fo:margin-top="0.25in" fo:margin-bottom="0.1666in" fo:keep-with-next="always" style:writing-mode="lr" fo:padding-bottom="0in" fo:padding-left="0in" fo:padding-right="0in" fo:padding-top="0in"/>
      <style:text-properties style:font-name="Calibri" fo:font-size="12pt" fo:language="pt" fo:country="PT" fo:font-weight="bold" fo:text-transform="none"/>
    </style:style>
    <style:style style:family="paragraph" style:name="P16" style:display-name="P16" style:list-style-name="L7">
      <style:paragraph-properties fo:text-align="left" fo:text-indent="0.000000cm" fo:line-height="21%" fo:background-color="transparent" fo:widows="2" fo:orphans="2" fo:margin-left="0.000000cm" fo:margin-top="0.25in" fo:margin-bottom="0.1666in" fo:keep-with-next="always" style:writing-mode="lr" fo:padding-bottom="0in" fo:padding-left="0in" fo:padding-right="0in" fo:padding-top="0in"/>
      <style:text-properties style:font-name="Calibri" fo:font-size="12pt" fo:language="pt" fo:country="PT" fo:font-weight="bold" fo:text-transform="none"/>
    </style:style>
    <style:style style:family="paragraph" style:name="P17" style:display-name="P17" style:list-style-name="L8">
      <style:paragraph-properties fo:text-align="left" fo:text-indent="0.000000cm" fo:line-height="21%" fo:background-color="transparent" fo:widows="2" fo:orphans="2" fo:margin-left="0.000000cm" fo:margin-top="0.25in" fo:margin-bottom="0.1666in" fo:keep-with-next="always" style:writing-mode="lr" fo:padding-bottom="0in" fo:padding-left="0in" fo:padding-right="0in" fo:padding-top="0in"/>
      <style:text-properties style:font-name="Calibri" fo:font-size="12pt" fo:language="pt" fo:country="PT" fo:font-weight="bold" fo:text-transform="none"/>
    </style:style>
    <style:style style:family="paragraph" style:name="P18" style:display-name="P18" style:parent-style-name="programcode">
      <style:paragraph-properties fo:text-align="left" style:writing-mode="lr"/>
      <style:text-properties fo:language="pt" fo:country="PT"/>
    </style:style>
    <style:style style:family="paragraph" style:name="P19" style:display-name="P19" style:list-style-name="L9">
      <style:paragraph-properties fo:text-align="left" fo:text-indent="0.000000cm" fo:line-height="21%" fo:background-color="transparent" fo:widows="2" fo:orphans="2" fo:margin-left="0.000000cm" fo:margin-top="0.25in" fo:margin-bottom="0.1666in" fo:keep-with-next="always" style:writing-mode="lr" fo:padding-bottom="0in" fo:padding-left="0in" fo:padding-right="0in" fo:padding-top="0in"/>
      <style:text-properties style:font-name="Courier" fo:font-size="11pt" fo:language="pt" fo:country="PT" fo:font-weight="normal" fo:text-transform="none"/>
    </style:style>
    <style:style style:family="paragraph" style:name="P1" style:display-name="P1" style:parent-style-name="papertitle">
      <style:text-properties fo:language="pt" fo:country="PT"/>
    </style:style>
    <style:style style:family="paragraph" style:name="P2" style:display-name="P2" style:parent-style-name="author">
      <style:paragraph-properties fo:margin-bottom="0in"/>
      <style:text-properties fo:language="pt" fo:country="PT"/>
    </style:style>
    <style:style style:family="paragraph" style:name="P3" style:display-name="P3" style:parent-style-name="papersubtitle">
      <style:text-properties fo:language="pt" fo:country="PT"/>
    </style:style>
    <style:style style:family="paragraph" style:name="P4" style:display-name="P4" style:parent-style-name="author">
      <style:text-properties fo:language="pt" fo:country="PT"/>
    </style:style>
    <style:style style:family="paragraph" style:name="P5" style:display-name="P5" style:parent-style-name="address">
      <style:text-properties fo:font-size="11pt" fo:language="pt" fo:country="PT"/>
    </style:style>
    <style:style style:family="paragraph" style:name="P6" style:display-name="P6" style:parent-style-name="Normal">
      <style:paragraph-properties fo:text-align="left" fo:text-indent="0in" fo:line-height="115%" fo:margin-bottom="0.1388in" fo:break-before="page"/>
    </style:style>
    <style:style style:family="paragraph" style:name="P7" style:display-name="P7" style:parent-style-name="abstract">
      <style:paragraph-properties fo:text-indent="0in"/>
    </style:style>
    <style:style style:family="paragraph" style:name="P8" style:display-name="P8" style:parent-style-name="abstract">
      <style:paragraph-properties fo:text-indent="0in"/>
      <style:text-properties fo:language="pt" fo:country="PT"/>
    </style:style>
    <style:style style:family="section" style:name="Sect1" style:display-name="Sect1"/>
    <style:page-layout style:name="PLayout2">
      <style:page-layout-properties fo:margin-top="1.6534in" fo:margin-bottom="4.099052cm" fo:margin-left="1.7319in" fo:margin-right="1.7319in"/>
      <style:footer-style>
        <style:header-footer-properties svg:height="1.270000cm"/>
      </style:footer-style>
    </style:page-layout>
    <style:page-layout style:name="Standard">
      <style:page-layout-properties fo:margin-top="1.6534in" fo:margin-bottom="4.099052cm" fo:margin-left="1.7319in" fo:margin-right="1.7319in"/>
      <style:footer-style>
        <style:header-footer-properties svg:height="1.270000cm"/>
      </style:footer-style>
    </style:page-layout>
    <text:list-style style:name="L3">
      <text:list-level-style-number text:level="1" style:num-format="1">
        <style:list-level-properties fo:text-indent="0.000000cm" text:space-before="0cm" text:min-label-width="0.999998cm" fo:margin-left="0.000000cm"/>
      </text:list-level-style-number>
    </text:list-style>
    <text:list-style style:name="L4">
      <text:list-level-style-number text:level="1" style:num-format="1">
        <style:list-level-properties fo:text-indent="0.000000cm" text:space-before="0cm" text:min-label-width="0.999998cm" fo:margin-left="0.000000cm"/>
      </text:list-level-style-number>
    </text:list-style>
    <text:list-style style:name="L5">
      <text:list-level-style-number text:level="1" style:num-format="1">
        <style:list-level-properties fo:text-indent="0.000000cm" text:space-before="0cm" text:min-label-width="0.999998cm" fo:margin-left="0.000000cm"/>
      </text:list-level-style-number>
    </text:list-style>
    <text:list-style style:name="L6">
      <text:list-level-style-number text:level="1" style:num-format="1">
        <style:list-level-properties fo:text-indent="0.000000cm" text:space-before="0cm" text:min-label-width="0.999998cm" fo:margin-left="0.000000cm"/>
      </text:list-level-style-number>
    </text:list-style>
    <text:list-style style:name="L7">
      <text:list-level-style-number text:level="1" style:num-format="1">
        <style:list-level-properties fo:text-indent="0.000000cm" text:space-before="0cm" text:min-label-width="0.999998cm" fo:margin-left="0.000000cm"/>
      </text:list-level-style-number>
    </text:list-style>
    <text:list-style style:name="L8">
      <text:list-level-style-number text:level="1" style:num-format="1">
        <style:list-level-properties fo:text-indent="0.000000cm" text:space-before="0cm" text:min-label-width="0.999998cm" fo:margin-left="0.000000cm"/>
      </text:list-level-style-number>
    </text:list-style>
    <text:list-style style:name="L9">
      <text:list-level-style-number text:level="1" style:num-format="1">
        <style:list-level-properties fo:text-indent="0.000000cm" text:space-before="0cm" text:min-label-width="0.999998cm" fo:margin-left="0.000000cm"/>
      </text:list-level-style-number>
    </text:list-style>
    <text:list-style style:name="L10">
      <text:list-level-style-number text:level="1" style:num-format="1">
        <style:list-level-properties fo:text-indent="0.000000cm" text:space-before="0cm" text:min-label-width="0.999998cm" fo:margin-left="0.000000cm"/>
      </text:list-level-style-number>
    </text:list-style>
    <text:list-style style:name="L11">
      <text:list-level-style-number text:level="1" style:num-format="1">
        <style:list-level-properties fo:text-indent="0.000000cm" text:space-before="0cm" text:min-label-width="0.200914cm" fo:margin-left="0.400304cm"/>
      </text:list-level-style-number>
    </text:list-style>
    <text:list-style style:name="L12">
      <text:list-level-style-number text:level="1" style:num-format="1">
        <style:list-level-properties fo:text-indent="0.000000cm" text:space-before="0cm" text:min-label-width="0.999998cm" fo:margin-left="0.000000cm"/>
      </text:list-level-style-number>
      <text:list-level-style-number text:level="2" style:num-format="1" text:display-levels="2">
        <style:list-level-properties fo:text-indent="0.000000cm" text:space-before="0cm" text:min-label-width="0.999998cm" fo:margin-left="0.000000cm"/>
      </text:list-level-style-number>
    </text:list-style>
    <text:list-style style:name="L13">
      <text:list-level-style-number text:level="2" style:num-format="1" text:display-levels="2">
        <style:list-level-properties fo:text-indent="0.000000cm" text:space-before="0cm" text:min-label-width="0.999998cm" fo:margin-left="0.000000cm"/>
      </text:list-level-style-number>
    </text:list-style>
    <text:list-style style:name="L1">
      <text:list-level-style-number text:level="1" style:num-format="1">
        <style:list-level-properties fo:text-indent="0.000000cm" text:space-before="0cm" text:min-label-width="0.999998cm" fo:margin-left="0.000000cm"/>
      </text:list-level-style-number>
    </text:list-style>
    <text:list-style style:name="L2">
      <text:list-level-style-number text:level="1" style:num-format="1">
        <style:list-level-properties fo:text-indent="0.000000cm" text:space-before="0cm" text:min-label-width="0.999998cm" fo:margin-left="0.000000cm"/>
      </text:list-level-style-number>
    </text:list-style>
  </office:automatic-styles>
  <office:body>
    <office:text>
      <text:section text:style-name="Sect1" text:name="Section1">
        <text:p text:style-name="P1"/>
        <text:p text:style-name="P1"/>
        <text:p text:style-name="P1">Escalonamento de projetos</text:p>
        <text:p text:style-name="P2"/>
        <text:p text:style-name="P3">MIMI – Programação, Lda.</text:p>
        <text:p text:style-name="P2"/>
        <text:p text:style-name="P4">Paulo Jorge de Faria dos Reis</text:p>
        <text:p text:style-name="P4">Miguel José Camisão Rossi de Azevedo Seabra</text:p>
        <text:p text:style-name="P4">FEUP-PLOG, Turma 3MIEIC1, Grupo 5</text:p>
        <text:p text:style-name="P5"/>
        <text:p/>
        <text:p text:style-name="P6"/>
        <text:p text:style-name="P7"><text:span text:style-name="T1">Abstract.</text:span><text:span text:style-name="T2"> </text:span></text:p>
        <text:p text:style-name="P8"/>
        <text:p text:style-name="P7"><text:span text:style-name="T2"><text:tab/>De forma a se obter uma maximização de lucros, desenvolve-se com recurso a Programação em Lógica um programa que processa um conjunto de encomendas de projetos de programação e apresenta a solução que melhor se adequa aos objetivos.</text:span></text:p>
        <text:p text:style-name="P9"/>
        <text:p text:style-name="P7"><text:span text:style-name="T2"><text:tab/>A nossa abordagem baseou-se no predicado </text:span><text:span text:style-name="T3">cumulative(+Tasks,+Options) </text:span><text:span text:style-name="T2">da biblioteca </text:span><text:span text:style-name="T3">clpfd</text:span><text:span text:style-name="T2"> do </text:span><text:span text:style-name="T3">Sicstus [1]</text:span><text:span text:style-name="T2">. Como retorno recebemos os dados suficientes para a elaboração de uma calendarização dos projetos: duração, data de inicio, data final e eventualmente data de entrega intermédia.</text:span></text:p>
        <text:p text:style-name="P8"/>
        <text:p text:style-name="P8"/>
        <text:p text:style-name="P8"/>
        <text:list text:style-name="L1">
          <text:list-item>
            <text:p text:style-name="P10">Introdução</text:p>
          </text:list-item>
        </text:list>
        <text:p text:style-name="P7"><text:span text:style-name="T2"><text:tab/>A obtenção de planos de agendamento das tarefas com maximização de lucros anuais levou-nos a desenvolver este trabalho. A empresa Mimi tem uma equipa permanente de programadores seniores e a sua carteira de clientes permite-lhe ter uma lista de encomendas no início de cada ano, sendo o principal objetivo obter o máximo lucro possível em cada um dos anos civis, existe a necessidade de ter dados de apoio a decisões de gestão em termos de contratação de programadores e quais as encomendas que devem ser aceites e passar a projetos de programação.</text:span></text:p>
        <text:p text:style-name="P8"/>
        <text:p text:style-name="P7"><text:span text:style-name="T2"><text:tab/>Neste documento será apresentada uma descrição mais detalhada do problema, a solução que foi desenvolvida e uma análise da mesma.</text:span></text:p>
        <text:p text:style-name="P8"/>
        <text:list text:style-name="L2">
          <text:list-item>
            <text:p text:style-name="P11">Descrição do problema</text:p>
          </text:list-item>
        </text:list>
        <text:p text:style-name="P7"><text:span text:style-name="T2"><text:tab/>De uma lista de encomendas de projetos de programação, pretende-se maximizar o lucro anual obtido.</text:span></text:p>
        <text:p text:style-name="P8"><text:tab/>Não existe a obrigatoriedade de aceitar todas as encomendas, mas uma vez aceites devem ser terminadas. Uma encomenda de projeto é caracterizada pela quantidade de linhas de código, complexidade (Simples ou Complexo), data de entrega final contratada e opcionalmente data para entrega intermédia.</text:p>
        <text:p text:style-name="P8"><text:tab/>A quantidade de linhas estabelece também uma classificação dos projetos em pequenos, médios e grandes, cada um destes com características próprias e que obrigam a alocar programadores especializados em maior quantidade consoante aumenta a dimensão do projeto.</text:p>
        <text:p text:style-name="P7"><text:span text:style-name="T2"><text:tab/>O preço de cada linha de código é dependente da complexidade do projeto, o pagamento é sempre realizado contra entrega de linhas de código terminadas em datas previamente contratadas. Existe no entanto a possibilidade de atrasar a entrega incorrendo com isso num custo por cada dia de atraso, até um máximo em termos de dias e de valor do projeto. As penalizações pelos atrasos são sempre descontadas do último pagamento do projeto, o qual nunca pode ser negativo. As entregas intermédias devem ter linhas de código num intervalo definido previamente de forma global entre todos os projetos.</text:span></text:p>
        <text:p text:style-name="P8"><text:tab/>A equipa de programação inicial consiste em 4 programadores Seniores, mediante o pagamento de valor fixo de contratação é possível angariar mais programadores contratados Juniores ou Seniores, estes contratos são realizados por períodos de 6 meses, no caso de renovação não existe pagamento do custo de contratação. Estes programadores têm um período de adaptação durante o qual não produzem linhas de código. A remuneração mensal de cada tipo de programador é diferente, mas todos têm a mesma produtividade diária e têm direito a 11 dias de férias por cada 6 meses de trabalho.</text:p>
        <text:p text:style-name="P8"><text:tab/>Para fazer face às despesas fixas mensais e remunerações (variáveis), a empresa conta com um capital inicial e o valor cobrados por linhas de código entregues.</text:p>
        <text:p text:style-name="P8"><text:tab/></text:p>
        <text:p text:style-name="P8"><text:tab/>Para a obtenção de soluções, <text:s/>utilizamos um conjunto de operações de cálculo sobre os dados do problema de forma a obter valores que são posteriormente utilizados para aplicar restrições sobre os domínios das variáveis do problema, de forma a reduzir o espaço de pesquisa de soluções e assim obter em tempo útil uma solução para o problema.</text:p>
        <text:list text:style-name="L3">
          <text:list-item>
            <text:p text:style-name="P12">Ficheiro de dados</text:p>
          </text:list-item>
        </text:list>
        <text:p text:style-name="P8">Os dados utilizados estão no formato de lista de listas, em que cada lista interna descreve uma encomenda em termos de linhas de código, complexidade, data de entrega intermédia e data de entrega final contratada.</text:p>
        <text:list text:style-name="L4">
          <text:list-item>
            <text:p text:style-name="P13">Variáveis de Decisão</text:p>
          </text:list-item>
        </text:list>
        <text:p text:style-name="P8"/>
        <text:p text:style-name="P7"><text:span text:style-name="T2">Os dados que caracterizam as encomendas: <text:s/>Data de entrega do projeto, complexidade e quantidade de linhas são os pincipais elementos deste trabalho, mas sem a lista abaixo não teriam grane valor.</text:span></text:p>
        <text:p text:style-name="P8"/>
        <text:p text:style-name="P8">CustoAtrasoDiario = Percentagem do total do projeto a pagar por cada dia de atraso (A).</text:p>
        <text:p text:style-name="P8">Atraso_MaximoDias = Maximo de dias de atraso por projeto (Adias).</text:p>
        <text:p text:style-name="P7"><text:span text:style-name="T2">Atraso_MaximoCusto = Percentagem máxima do valor em falta do projeto que pode ser perdido por atrasos (Amax). <text:s text:c="5"/></text:span></text:p>
        <text:p text:style-name="P8">LimiteProjetoMedio = Projetos acima deste valor são médio (Nmed). O valor não está definido no texto, foi escolhido pelo grupo.</text:p>
        <text:p text:style-name="P8">LimiteProjetoComplexo = Projetos acima deste valor são sempre complexos (Ng).</text:p>
        <text:p text:style-name="P8">Senior_ProjetoComplexo = <text:s/>Percentagem de dedicação do tempo de Senior necessária para cada projeto complexo (Dc).</text:p>
        <text:p text:style-name="P8">Senior_Minimo = Percentagem de dedicação do tempo de Senior necessária para qualquer projeto (Dmin).</text:p>
        <text:p text:style-name="P8">EntregaIntermedia_Min = Percentagem minima do n.º de linhas do projeto para entrega intermédia (Imin).</text:p>
        <text:p text:style-name="P8">EntregaIntermedia_Max = Percentagem maxima do n.º de linhas do projeto para entrega intermédia (Imax). <text:s text:c="4"/></text:p>
        <text:p text:style-name="P8">ValorLinha_Complexo = 35 Preço das linhas de projetos complexos (PUc).</text:p>
        <text:p text:style-name="P8">ValorLinha_Simples = Preço das linhas de projetos simples (PUs).</text:p>
        <text:p text:style-name="P8">Seniores_Permanentes = Número de Seniores iniciais (P).</text:p>
        <text:p text:style-name="P8">CustoContrato = Custo de novo contrato (C).</text:p>
        <text:p text:style-name="P8">OrdenadoJunior = Remuneração mensal de junior (Jr).</text:p>
        <text:p text:style-name="P8">OrdenadoSeniorPerm = Remunerção mensal de Senior permanente (Srp).</text:p>
        <text:p text:style-name="P8">OrdenadoSeniorCont = Remunerção mensal de Senior contratado (Src).</text:p>
        <text:p text:style-name="P8">Produtividade = Linhas de codigo por dia por programador (N).</text:p>
        <text:p text:style-name="P7"><text:span text:style-name="T2">Apredizagem = Periodo de produtividade nula após contrato. <text:s/></text:span></text:p>
        <text:p text:style-name="P8">Capital_Inicial = Capital inicial (E).</text:p>
        <text:p text:style-name="P7"><text:span text:style-name="T2">DespesasMensais = Outras despesas mensais.</text:span></text:p>
        <text:p text:style-name="P8"/>
        <text:p text:style-name="P8"/>
        <text:list text:style-name="L5">
          <text:list-item>
            <text:p text:style-name="P14">Restrições</text:p>
          </text:list-item>
        </text:list>
        <text:p text:style-name="P8">De forma a permitir que o motor de restrições tenha o maximo de flexibilidade para encontrar a melhor solução para o problema em questão, tentou-se que as regras permitissem varias soluções.</text:p>
        <text:p text:style-name="P8">Sendo que existe a possibilidade de recusar projectos, optou-se por criar uma lista de aceitações com o mesmo tamanho que a lista de encomendas, em que cada elemento é uma variavel de dominio entre 0 e 1. Para que os projectos recusados sejam ignorados definimos que os recursos usados no escalonamento são 0. </text:p>
        <text:p text:style-name="P8">Para alocar os recursos aos projectos, primeiro <text:s/>retiramos os custos fixos e os ordenados dos Programadores Senior permanente dos 12 meses do ano ao capital inical, ficando assim com o capital que é possivel distribuir pelos projectos.</text:p>
        <text:p text:style-name="P8">Cada projecto recebe um orçamento para puder contratar programadores Junior de forma a conseguir acabar o projecto dentro do praso estipulado. O orçamento é uma variavel dominio que vai de 1 ao capital destinado aos projectos. Assegura-se que somando os orçamentos estes não ultrapassao o capital disponivel.</text:p>
        <text:p text:style-name="P8">A contratação de programadores junior faz-se pela necessidade <text:s/> de produzir um determinado numero de linhas de codigo num prazo estipulado. O numero de contratações é calculado pelo numero de linhas que cada programador consegue produzir dentro do tempo do projecto, sendo que o numero de linhas total do projecto menos o que o programador senior produz, isto tudo dividido pelo numero de linhas que um programador produz no projecto.</text:p>
        <text:p text:style-name="P8">As depesas do projecto são o custo de contratação dos programadores junior assim como o ordenado que cada um recebe por contrato de 6 meses no projecto em questão.</text:p>
        <text:p text:style-name="P8">As receitas são o numero de linhas do projecto <text:s/>a multiplicar pelo presso de cada uma.</text:p>
        <text:list text:style-name="L6">
          <text:list-item>
            <text:p text:style-name="P15">Estratégia de Pesquisa</text:p>
          </text:list-item>
        </text:list>
        <text:p text:style-name="P8">A estratégia foi a de obtenção do valor máximo de lucro, com a opções por defeito do labeling.</text:p>
        <text:list text:style-name="L7">
          <text:list-item>
            <text:p text:style-name="P16">Visualização da Solução</text:p>
          </text:list-item>
        </text:list>
        <text:p text:style-name="P7"><text:span text:style-name="T2">Porque os resultados são listas de valores numéricos, não foi criado nenhum predicado dedicado à apresentação destes. </text:span>Utilizou-se apenas o predicado interno write para apresentar as listas com as datas de inicio, intermédia e final, opcionalmente são incluídos outros valores com utilidade para a descrição da solução e/ou análise do resultado.</text:p>
        <text:list text:style-name="L8">
          <text:list-item>
            <text:p text:style-name="P17">Resultados</text:p>
          </text:list-item>
        </text:list>
        <text:p text:style-name="P18">Datas de entrega:[12,2,4,7]</text:p>
        <text:p text:style-name="P18">Datas de inicio:[11,1,3,6]</text:p>
        <text:p text:style-name="P18">Datas intecalares:[3,1,2,3]</text:p>
        <text:p text:style-name="P18">DuraÃ§Ã£o dos projetos:[1,1,1,1]</text:p>
        <text:p text:style-name="P18"/>
        <text:list text:style-name="L9">
          <text:list-item>
            <text:p text:style-name="P19">Conclusões e Perspetivas de Desenvolvimento</text:p>
          </text:list-item>
        </text:list>
        <text:p text:style-name="P8"><text:tab/>A aplicação de técnicas de programação em lógica com restrições à resolução de cenários de escalonamento de tarefas com otimização de resultados tem a vantagem de se produzirem programas de pequena dimensão, pois apenas é necessário fazer a descrição das variáveis envolvidas e respetivas restrições, deixando para o interpretador de Prolog o trabalho de obter as soluções.</text:p>
        <text:p text:style-name="P8"/>
        <text:p text:style-name="P7"><text:span text:style-name="T2"><text:tab/>Já perto do final do trabalho e depois de ganhar uma importante experiência com o trabalho já realizado, mas tarde demais para começar do inicio, tivemos a ideia de realizar o trabalho recorrendo a uma representação dos dados em termos de listas de listas de listas. Listas de anos, cada contendo listas que representariam as variáveis de domínio do problema (ver ponto 4 deste artigo), cada uma destas listas teria uma dimensão de 12 por forma a representarem os meses. As encomendas seriam mantidas numa lista separada, composta de listas que individualmente representariam uma encomenda individual.</text:span></text:p>
        <text:p text:style-name="P8"><text:tab/>A utilização de relações matemáticas para estabelecer restrições entre as variáveis de domínio iriam modelar o problema (ver anexo com exemplos).</text:p>
        <text:p text:style-name="P8"><text:tab/>No entanto também aqui tivemos dificuldade na criação de um algoritmo de exclusão de encomendas por não ser possível a sua concretização.</text:p>
        <text:p text:style-name="P8"/>
        <text:p text:style-name="P7"><text:span text:style-name="T2"><text:tab/>Em função das anteriores conclusões, a maior lição foi a de que na Programação em Lógica com Restrições um dos pontos mais importantes é a modelação dos dados e os algoritmos utilizados para o estabelecimento das restrições.</text:span></text:p>
        <text:p text:style-name="P8"/>
        <text:p text:style-name="P8"/>
        <text:list text:style-name="L10">
          <text:list-item>
            <text:p text:style-name="P20">Bibliografia</text:p>
          </text:list-item>
        </text:list>
        <text:list text:style-name="L11">
          <text:list-item>
            <text:p text:style-name="P21"><text:span text:style-name="T2">Página do Sicstus - </text:span><text:a xlink:href="http://www.sics.se/isl/sicstuswww/site/index.html"><text:span text:style-name="T2">http://www.sics.se/isl/sicstuswww/site/index.html</text:span></text:a></text:p>
          </text:list-item>
        </text:list>
        <text:p text:style-name="P22"/>
        <text:p text:style-name="P22"/>
        <text:p text:style-name="P22"/>
        <text:list text:style-name="L12">
          <text:list-item>
            <text:p text:style-name="P23">Anexos</text:p>
            <text:list>
              <text:list-item>
                <text:p text:style-name="P24">Anexo 1- Código fonte elaborado.</text:p>
              </text:list-item>
            </text:list>
          </text:list-item>
        </text:list>
        <text:p text:style-name="P25"/>
        <text:p text:style-name="P25"><text:span text:style-name="T4">:- use_module(library(clpfd)).</text:span></text:p>
        <text:p text:style-name="P25"><text:span text:style-name="T4">:- use_module(library(lists)).<text:tab/></text:span></text:p>
        <text:p text:style-name="P25"/>
        <text:p text:style-name="P25"/>
        <text:p text:style-name="P25"><text:span text:style-name="T4">mimi :- </text:span></text:p>
        <text:p text:style-name="P25"><text:span text:style-name="T4"> <text:s text:c="7"/>% Variáveis globais para teste.</text:span></text:p>
        <text:p text:style-name="P25"/>
        <text:p text:style-name="P25"><text:span text:style-name="T4"> <text:s text:c="7"/>CustoAtrasoDiario is 1, <text:s text:c="9"/>% Percentagem do total do projeto a pagar por cada dia de atraso (A).</text:span></text:p>
        <text:p text:style-name="P25"><text:span text:style-name="T4"> <text:s text:c="7"/>Atraso_MaximoDias is 60, <text:s text:c="8"/>% Maximo de dias de atraso por projeto (Adias).</text:span></text:p>
        <text:p text:style-name="P25"><text:span text:style-name="T4"> <text:s text:c="7"/>Atraso_MaximoCusto is 50, <text:s text:c="7"/>% Percentagem máxima do valor em falta do projeto que pode ser perdido por atrasos (Amax). <text:s text:c="5"/></text:span></text:p>
        <text:p text:style-name="P25"><text:span text:style-name="T4"> <text:s text:c="7"/></text:span></text:p>
        <text:p text:style-name="P25"><text:span text:style-name="T4"> <text:s text:c="7"/>LimiteProjetoMedio is 50000, <text:s text:c="4"/>% Projetos acima deste valor são médio (Nmed). O valor não está definido no texto, foi escolhido pelo grupo.</text:span></text:p>
        <text:p text:style-name="P25"><text:span text:style-name="T4"> <text:s text:c="7"/>LimiteProjetoComplexo is 100000, % Projetos acima deste valor são sempre complexos (Ng).</text:span></text:p>
        <text:p text:style-name="P25"><text:span text:style-name="T4"> <text:s text:c="7"/>Senior_ProjetoComplexo is 50, <text:s text:c="3"/>% Percentagem de dedicação do tempo de Senior necessária para cada projeto complexo (Dc).</text:span></text:p>
        <text:p text:style-name="P25"><text:span text:style-name="T4"> <text:s text:c="7"/>Senior_Minimo is 33, <text:s text:c="12"/>% Percentagem de dedicação do tempo de Senior necessária para qualquer projeto (Dmin).</text:span></text:p>
        <text:p text:style-name="P25"><text:span text:style-name="T4"> <text:s text:c="7"/>EntregaIntermedia_Min is 10, <text:s text:c="4"/>% Percentagem minima do n.º de linhas do projeto para entrega intermédia (Imin).</text:span></text:p>
        <text:p text:style-name="P25"><text:span text:style-name="T4"> <text:s text:c="7"/>EntregaIntermedia_Max is 90, <text:s text:c="4"/>% Percentagem maxima do n.º de linhas do projeto para entrega intermédia (Imax). </text:span></text:p>
        <text:p text:style-name="P25"><text:span text:style-name="T4"> <text:s text:c="7"/></text:span></text:p>
        <text:p text:style-name="P25"><text:span text:style-name="T4"> <text:s text:c="7"/>ValorLinha_Complexo is 35, <text:s text:c="6"/>% Preço das linhas de projetos complexos (PUc).</text:span></text:p>
        <text:p text:style-name="P25"><text:span text:style-name="T4"> <text:s text:c="7"/>ValorLinha_Simples is 25, <text:s text:c="7"/>% Preço das linhas de projetos simples (PUs).</text:span></text:p>
        <text:p text:style-name="P25"><text:span text:style-name="T4"> <text:s text:c="7"/></text:span></text:p>
        <text:p text:style-name="P25"><text:span text:style-name="T4"> <text:s text:c="7"/>Seniores_Permanentes is 4, <text:s text:c="6"/>% Número de Seniores iniciais (P).</text:span></text:p>
        <text:p text:style-name="P25"><text:span text:style-name="T4"> <text:s text:c="7"/>CustoContrato is 500, <text:s text:c="11"/>% Custo de novo contrato (C).</text:span></text:p>
        <text:p text:style-name="P25"><text:span text:style-name="T4"> <text:s text:c="7"/>OrdenadoJunior is 1000, <text:s text:c="9"/>% Remuneração mensal de junior (Jr).</text:span></text:p>
        <text:p text:style-name="P25"><text:span text:style-name="T4"> <text:s text:c="7"/>OrdenadoSeniorPerm is 4000, <text:s text:c="5"/>% Remunerção mensal de Senior permanente (Srp).</text:span></text:p>
        <text:p text:style-name="P25"><text:span text:style-name="T4"> <text:s text:c="7"/>OrdenadoSeniorCont is 3000, <text:s text:c="5"/>% Remunerção mensal de Senior contratado (Src).</text:span></text:p>
        <text:p text:style-name="P25"><text:span text:style-name="T4"> <text:s text:c="7"/>Produtividade is 35, <text:s text:c="12"/>% Linhas de codigo por dia por programador (N).</text:span></text:p>
        <text:p text:style-name="P25"><text:span text:style-name="T4"> <text:s text:c="7"/>Apredizagem is 15, <text:s text:c="14"/>% Periodo de produtividade nula após contrato.</text:span></text:p>
        <text:p text:style-name="P25"><text:span text:style-name="T4"> <text:s text:c="7"/></text:span></text:p>
        <text:p text:style-name="P25"><text:span text:style-name="T4"> <text:s text:c="7"/>Capital_Inicial is 200000, <text:s text:c="7"/>% Capital inicial (E),</text:span></text:p>
        <text:p text:style-name="P25"><text:span text:style-name="T4"> <text:s text:c="7"/>DespesasMensais is 5000, <text:s text:c="8"/>% Outras despesas mensais fixas.</text:span></text:p>
        <text:p text:style-name="P25"><text:span text:style-name="T4"> <text:s text:c="7"/>Ferias is 11, <text:s text:c="19"/>% periodo de ferias em cada 6 meses</text:span></text:p>
        <text:p text:style-name="P25"/>
        <text:p text:style-name="P25"/>
        <text:p text:style-name="P25"/>
        <text:p text:style-name="P25"><text:span text:style-name="T4"> <text:s text:c="7"/>GLOBAIS = [</text:span></text:p>
        <text:p text:style-name="P25"><text:span text:style-name="T4"> <text:s text:c="12"/>CustoAtrasoDiario, <text:s text:c="6"/>% <text:s/>1 </text:span></text:p>
        <text:p text:style-name="P25"><text:span text:style-name="T4"> <text:s text:c="12"/>Atraso_MaximoDias, <text:s text:c="6"/>% <text:s/>2</text:span></text:p>
        <text:p text:style-name="P25"><text:span text:style-name="T4"> <text:s text:c="12"/>Atraso_MaximoCusto, <text:s text:c="5"/>% <text:s/>3</text:span></text:p>
        <text:p text:style-name="P25"><text:span text:style-name="T4"> <text:s text:c="12"/>LimiteProjetoMedio, <text:s text:c="5"/>% <text:s/>4</text:span></text:p>
        <text:p text:style-name="P25"><text:span text:style-name="T4"> <text:s text:c="12"/>LimiteProjetoComplexo, <text:s text:c="2"/>% <text:s/>5</text:span></text:p>
        <text:p text:style-name="P25"><text:span text:style-name="T4"> <text:s text:c="12"/>Senior_ProjetoComplexo, <text:s/>% <text:s/>6</text:span></text:p>
        <text:p text:style-name="P25"><text:span text:style-name="T4"> <text:s text:c="12"/>Senior_Minimo, <text:s text:c="10"/>% <text:s/>7</text:span></text:p>
        <text:p text:style-name="P25"><text:span text:style-name="T4"> <text:s text:c="12"/>EntregaIntermedia_Min, <text:s text:c="2"/>% <text:s/>8 </text:span></text:p>
        <text:p text:style-name="P25"><text:span text:style-name="T4"> <text:s text:c="12"/>EntregaIntermedia_Max, <text:s text:c="2"/>% <text:s/>9</text:span></text:p>
        <text:p text:style-name="P25"><text:span text:style-name="T4"> <text:s text:c="12"/>ValorLinha_Complexo, <text:s text:c="4"/>% 10</text:span></text:p>
        <text:p text:style-name="P25"><text:span text:style-name="T4"> <text:s text:c="12"/>ValorLinha_Simples, <text:s text:c="5"/>% 11</text:span></text:p>
        <text:p text:style-name="P25"><text:span text:style-name="T4"> <text:s text:c="12"/>Seniores_Permanentes, <text:s text:c="3"/>% 12</text:span></text:p>
        <text:p text:style-name="P25"><text:span text:style-name="T4"> <text:s text:c="12"/>CustoContrato, <text:s text:c="10"/>% 13</text:span></text:p>
        <text:p text:style-name="P25"><text:span text:style-name="T4"> <text:s text:c="12"/>OrdenadoJunior, <text:s text:c="9"/>% 14</text:span></text:p>
        <text:p text:style-name="P25"><text:span text:style-name="T4"> <text:s text:c="12"/>OrdenadoSeniorPerm, <text:s text:c="5"/>% 15 </text:span></text:p>
        <text:p text:style-name="P25"><text:span text:style-name="T4"> <text:s text:c="12"/>OrdenadoSeniorCont, <text:s text:c="5"/>% 16</text:span></text:p>
        <text:p text:style-name="P25"><text:span text:style-name="T4"> <text:s text:c="12"/>Produtividade, <text:s text:c="10"/>% 17</text:span></text:p>
        <text:p text:style-name="P25"><text:span text:style-name="T4"> <text:s text:c="12"/>Apredizagem, <text:s text:c="12"/>% 18</text:span></text:p>
        <text:p text:style-name="P25"><text:span text:style-name="T4"> <text:s text:c="12"/>Capital_Inicial, <text:s text:c="8"/>% 19 </text:span></text:p>
        <text:p text:style-name="P25"><text:span text:style-name="T4"> <text:s text:c="12"/>DespesasMensais, <text:s text:c="8"/>% 20 <text:s text:c="7"/></text:span></text:p>
        <text:p text:style-name="P25"><text:span text:style-name="T4"> <text:s text:c="12"/>Ferias <text:s text:c="18"/>% 21</text:span></text:p>
        <text:p text:style-name="P25"><text:span text:style-name="T4"> <text:s text:c="7"/>],</text:span></text:p>
        <text:p text:style-name="P25"/>
        <text:p text:style-name="P25"/>
        <text:p text:style-name="P25"/>
        <text:p text:style-name="P25"><text:span text:style-name="T4"> <text:s text:c="7"/>% Lista de encomendas para testes.</text:span></text:p>
        <text:p text:style-name="P25"><text:span text:style-name="T4"> <text:s text:c="10"/>% [ [Nlinhas, Complex, Data_Intermedia, Data_Final],..]</text:span></text:p>
        <text:p text:style-name="P25"><text:span text:style-name="T4"> </text:span></text:p>
        <text:p text:style-name="P25"><text:span text:style-name="T4"> <text:s text:c="6"/>Encomendas = [</text:span></text:p>
        <text:p text:style-name="P25"><text:span text:style-name="T4"> <text:s text:c="13"/>[10000, 1, 3, 12 ], </text:span></text:p>
        <text:p text:style-name="P25"><text:span text:style-name="T4"> <text:s text:c="13"/>[1550, <text:s text:c="2"/>1, 1, 2 ], <text:s/></text:span></text:p>
        <text:p text:style-name="P25"><text:span text:style-name="T4"> <text:s text:c="13"/>[2400, <text:s text:c="2"/>1, 2, 4 ], <text:s text:c="10"/></text:span></text:p>
        <text:p text:style-name="P25"><text:span text:style-name="T4"> <text:s text:c="13"/>[100, <text:s text:c="3"/>1, 3, 7 ]</text:span></text:p>
        <text:p text:style-name="P25"><text:span text:style-name="T4"> <text:s text:c="7"/>],</text:span></text:p>
        <text:p text:style-name="P25"/>
        <text:p text:style-name="P25"><text:span text:style-name="T4"> <text:s text:c="7"/>% Criação das listas com os vários parâmetros de trabalho.</text:span></text:p>
        <text:p text:style-name="P25"><text:span text:style-name="T4"> <text:s text:c="7"/>length(Encomendas, QtdEncomendas), <text:s text:c="13"/>% Verificar quantos projetos são para escalonar.</text:span></text:p>
        <text:p text:style-name="P25"><text:span text:style-name="T4">% <text:s text:c="7"/>length(DatasInicio, QtdEncomendas), <text:s text:c="11"/>% Lista com as datas de inicio dos projetos.</text:span></text:p>
        <text:p text:style-name="P25"><text:span text:style-name="T4"> <text:s text:c="7"/>length(DatasFinaisContratadas, QtdEncomendas), <text:s/>% Lista com as datas de fim dos projetos.</text:span></text:p>
        <text:p text:style-name="P25"><text:span text:style-name="T4"> <text:s text:c="7"/>length(SenioresAAtribuir, QtdEncomendas), <text:s text:c="6"/>% Lista com a alocação de Séniores aos Projetos (Recurso limitado).</text:span></text:p>
        <text:p text:style-name="P25"><text:span text:style-name="T4"> <text:s text:c="7"/>length(Complexidade, QtdEncomendas), <text:s text:c="11"/>% Lista com a complexidade de acordo com a encomenda.</text:span></text:p>
        <text:p text:style-name="P25"><text:span text:style-name="T4"> <text:s text:c="7"/>length(LinhasDeCodigo, QtdEncomendas), <text:s text:c="9"/>% Linhas de código do projeto.</text:span></text:p>
        <text:p text:style-name="P25"><text:span text:style-name="T4"> <text:s text:c="7"/>length(DatasMeioContratadas, QtdEncomendas), <text:s text:c="3"/>% Lista com as datas intercalares dos projetos.</text:span></text:p>
        <text:p text:style-name="P25"><text:span text:style-name="T4"> <text:s text:c="7"/></text:span></text:p>
        <text:p text:style-name="P25"><text:span text:style-name="T4"> <text:s text:c="7"/></text:span></text:p>
        <text:p text:style-name="P25"><text:span text:style-name="T4"> <text:s text:c="7"/>% Ler as encomendas.</text:span></text:p>
        <text:p text:style-name="P25"><text:span text:style-name="T4"> <text:s text:c="7"/>(</text:span></text:p>
        <text:p text:style-name="P25"><text:span text:style-name="T4"> <text:s text:c="9"/>foreach([LC, CP, DM, DF], Encomendas),</text:span></text:p>
        <text:p text:style-name="P25"><text:span text:style-name="T4"> <text:s text:c="9"/>foreach(LC, LinhasDeCodigo),</text:span></text:p>
        <text:p text:style-name="P25"><text:span text:style-name="T4"> <text:s text:c="9"/>foreach(CP1, Complexidade),</text:span></text:p>
        <text:p text:style-name="P25"><text:span text:style-name="T4"> <text:s text:c="9"/>foreach(DM, DatasMeioContratadas),</text:span></text:p>
        <text:p text:style-name="P25"><text:span text:style-name="T4"> <text:s text:c="9"/>foreach(DF, DatasFinaisContratadas),</text:span></text:p>
        <text:p text:style-name="P25"><text:span text:style-name="T4"> <text:s text:c="9"/>foreach(SA, SenioresAAtribuir),</text:span></text:p>
        <text:p text:style-name="P25"><text:span text:style-name="T4"> <text:s text:c="9"/>foreach([LC, SA, DM, DF], ProjetosAceites) do <text:s text:c="4"/>% Criar a lista de tarefas.</text:span></text:p>
        <text:p text:style-name="P25"><text:span text:style-name="T4"> <text:s text:c="15"/>(LC &gt;= LimiteProjetoComplexo -&gt; CP1 = 1; CP1 = CP), <text:s text:c="4"/>% Garante que o requisito de projetos acima de certa dimensão é sempre complexo.</text:span></text:p>
        <text:p text:style-name="P25"><text:span text:style-name="T4"> <text:s text:c="15"/>(LC &gt;= LimiteProjetoComplexo -&gt; SA = 100; <text:s text:c="6"/>% Atribuir Seniores de acordo com complexidade e número de linhas de código. </text:span></text:p>
        <text:p text:style-name="P25"><text:span text:style-name="T4"> <text:s text:c="16"/>CP =:= 1 -&gt; SA = 100; SA = 100)</text:span></text:p>
        <text:p text:style-name="P25"><text:span text:style-name="T4"> <text:s text:c="7"/>),</text:span></text:p>
        <text:p text:style-name="P25"><text:span text:style-name="T4"> <text:s text:c="7"/></text:span></text:p>
        <text:p text:style-name="P25"/>
        <text:p text:style-name="P25"><text:span text:style-name="T4"> <text:s text:c="7"/></text:span></text:p>
        <text:p text:style-name="P25"><text:span text:style-name="T4"> <text:s text:c="7"/>% Seniores disponiveis.</text:span></text:p>
        <text:p text:style-name="P25"><text:span text:style-name="T4"> <text:s text:c="7"/>Seniores #= Seniores_Permanentes * 100,</text:span></text:p>
        <text:p text:style-name="P25"/>
        <text:p text:style-name="P25"/>
        <text:p text:style-name="P25"><text:span text:style-name="T4"> <text:s text:c="7"/>escalonar(1000, Seniores, ProjetosAceites, DatasFim, DatasInicio, DatasMeio, <text:s/>[ </text:span></text:p>
        <text:p text:style-name="P25"><text:span text:style-name="T4"> <text:s text:c="17"/>ProjetosAEscalonar, </text:span></text:p>
        <text:p text:style-name="P25"><text:span text:style-name="T4"> <text:s text:c="17"/>MaximoDeProjetos, </text:span></text:p>
        <text:p text:style-name="P25"><text:span text:style-name="T4"> <text:s text:c="17"/>Aceitacoes, </text:span></text:p>
        <text:p text:style-name="P25"><text:span text:style-name="T4"> <text:s text:c="17"/>DuracaoProjetos, </text:span></text:p>
        <text:p text:style-name="P25"><text:span text:style-name="T4"> <text:s text:c="17"/>Escal_Vars </text:span></text:p>
        <text:p text:style-name="P25"><text:span text:style-name="T4"> <text:s text:c="12"/>]),</text:span></text:p>
        <text:p text:style-name="P25"/>
        <text:p text:style-name="P25"><text:span text:style-name="T4"> <text:s text:c="7"/>append(Aceitacoes, DuracaoProjetos, VV1),</text:span></text:p>
        <text:p text:style-name="P25"><text:span text:style-name="T4"> <text:s text:c="7"/>append(VV1, Escal_Vars,VV2), <text:s text:c="5"/></text:span></text:p>
        <text:p text:style-name="P25"/>
        <text:p text:style-name="P25"><text:span text:style-name="T4"> <text:s text:c="6"/></text:span></text:p>
        <text:p text:style-name="P25"><text:span text:style-name="T4"> <text:s text:c="7"/>date_to_duration(ProjetosAceites, DatasInicio, Complexidade, ENC_aloc), <text:s/></text:span></text:p>
        <text:p text:style-name="P25"><text:span text:style-name="T4"> </text:span></text:p>
        <text:p text:style-name="P25"><text:span text:style-name="T4"> <text:s text:c="7"/>alocate(GLOBAIS,ENC_aloc,Aceitacoes,Lucro,VARS),</text:span></text:p>
        <text:p text:style-name="P25"><text:span text:style-name="T4"> <text:s text:c="6"/></text:span></text:p>
        <text:p text:style-name="P25"><text:span text:style-name="T4"> <text:s text:c="7"/>append(VV2,[],VVV),</text:span></text:p>
        <text:p text:style-name="P25"/>
        <text:p text:style-name="P25"><text:span text:style-name="T4"> <text:s text:c="7"/>cumulative(ProjetosAEscalonar, [limit(MaximoDeProjetos)]),</text:span></text:p>
        <text:p text:style-name="P25"><text:span text:style-name="T4"> <text:s text:c="7"/>labeling([],VVV),</text:span></text:p>
        <text:p text:style-name="P25"/>
        <text:p text:style-name="P25"><text:span text:style-name="T4"> <text:s text:c="7"/>write('Datas de entrega': DatasFim), nl,</text:span></text:p>
        <text:p text:style-name="P25"><text:span text:style-name="T4"> <text:s text:c="7"/>write('Datas de inicio': DatasInicio), nl,</text:span></text:p>
        <text:p text:style-name="P25"><text:span text:style-name="T4"> <text:s text:c="7"/>write('Datas intecalares': DatasMeio), nl,</text:span></text:p>
        <text:p text:style-name="P25"><text:span text:style-name="T4"> <text:s text:c="7"/>write('Duração dos projetos': DuracaoProjetos), nl,</text:span></text:p>
        <text:p text:style-name="P25"><text:span text:style-name="T4"> <text:s text:c="7"/>write('ALocation vars ':VARS),nl.</text:span></text:p>
        <text:p text:style-name="P25"/>
        <text:p text:style-name="P25"/>
        <text:p text:style-name="P25"/>
        <text:p text:style-name="P25"><text:span text:style-name="T4">%ENC = [[+Nlinhas,+NSeniors, +Data_It, +Data_F_proj, +Complexidade],..]</text:span></text:p>
        <text:p text:style-name="P25"/>
        <text:p text:style-name="P25"><text:span text:style-name="T4">alocate( Globals, ENC, Enc_aceites, Lucro, VARS ) :- </text:span></text:p>
        <text:p text:style-name="P25"><text:span text:style-name="T4"><text:tab/>nth1(19,Globals,E) , <text:s text:c="3"/>% capital inicial<text:tab/></text:span></text:p>
        <text:p text:style-name="P25"><text:span text:style-name="T4"><text:tab/>nth1(13,Globals,C), <text:s text:c="4"/>% custo de novo contracto</text:span></text:p>
        <text:p text:style-name="P25"><text:span text:style-name="T4"><text:tab/>nth1(15,Globals,Srp), <text:s text:c="2"/>% ordenado senior permanente</text:span></text:p>
        <text:p text:style-name="P25"><text:span text:style-name="T4"><text:tab/>nth1(14,Globals,Jr), <text:s text:c="3"/>% ordenado Jr</text:span></text:p>
        <text:p text:style-name="P25"><text:span text:style-name="T4"><text:tab/>nth1(1, Globals,A), <text:s text:c="4"/>% percentagem a decontar no lucro por dia de atraso</text:span></text:p>
        <text:p text:style-name="P25"><text:span text:style-name="T4"><text:tab/>nth1(3, Globals,Amax), <text:s/>% percentagem max de desconto</text:span></text:p>
        <text:p text:style-name="P25"><text:span text:style-name="T4"><text:tab/>nth1(2, Globals,Adias), % dias max de atraso</text:span></text:p>
        <text:p text:style-name="P25"><text:span text:style-name="T4"> <text:s text:c="7"/>nth1(17,Globals,N), <text:s text:c="4"/>% producao de linhas de codigo num dia por programador </text:span></text:p>
        <text:p text:style-name="P25"><text:span text:style-name="T4"><text:tab/>nth1(20,Globals,M), <text:s text:c="4"/>% despesas mensais</text:span></text:p>
        <text:p text:style-name="P25"><text:span text:style-name="T4"><text:tab/>nth1(10,Globals,PUc), <text:s text:c="2"/>% preco por linha de codigo num projecto complexo</text:span></text:p>
        <text:p text:style-name="P25"><text:span text:style-name="T4"> <text:s text:c="7"/>nth1(11,Globals,PUs), <text:s text:c="2"/>% preco por linha de codigo simples</text:span></text:p>
        <text:p text:style-name="P25"><text:span text:style-name="T4"><text:tab/>nth1(18,Globals,Z), <text:s text:c="4"/>% dias apos contratacao em que n produz</text:span></text:p>
        <text:p text:style-name="P25"><text:span text:style-name="T4"> <text:s text:c="7"/>nth1(21,Globals,F), <text:s text:c="4"/>% ferias por cada 6 meses</text:span></text:p>
        <text:p text:style-name="P25"><text:span text:style-name="T4"> <text:s text:c="7"/>nth1(12,Globals,NSr), <text:s text:c="2"/>% numero de seniors existentes</text:span></text:p>
        <text:p text:style-name="P25"><text:span text:style-name="T4"><text:tab/></text:span></text:p>
        <text:p text:style-name="P25"/>
        <text:p text:style-name="P25"/>
        <text:p text:style-name="P25"><text:span text:style-name="T4"> <text:s text:c="7"/>% despesas mensais durante um ano e ordenados dos Srs </text:span></text:p>
        <text:p text:style-name="P25"><text:span text:style-name="T4"> <text:s text:c="7"/>% inclui-se aqqui pos os Nseniors nas enc estao em percentagem</text:span></text:p>
        <text:p text:style-name="P25"><text:span text:style-name="T4"> <text:s text:c="7"/>Desp_Fixas_ano is 12*(M + NSr*Srp), </text:span></text:p>
        <text:p text:style-name="P25"><text:span text:style-name="T4"> <text:s text:c="7"/>Cap_projectos is E - Desp_Fixas_ano,</text:span></text:p>
        <text:p text:style-name="P25"/>
        <text:p text:style-name="P25"><text:span text:style-name="T4"> <text:s text:c="7"/>% os orcamentos podem ir de 1e ate ao capital</text:span></text:p>
        <text:p text:style-name="P25"><text:span text:style-name="T4"> <text:s text:c="7"/>% mas a soma dos orcamentos dos projectos nao ultrapassa o capital inicial</text:span></text:p>
        <text:p text:style-name="P25"><text:span text:style-name="T4"> <text:s text:c="7"/>(</text:span></text:p>
        <text:p text:style-name="P25"><text:span text:style-name="T4"> <text:s text:c="11"/>foreach(Aceite, Enc_aceites),</text:span></text:p>
        <text:p text:style-name="P25"><text:span text:style-name="T4"> <text:s text:c="11"/>foreach( OT , OrcT),</text:span></text:p>
        <text:p text:style-name="P25"><text:span text:style-name="T4"> <text:s text:c="11"/>foreach( O , Orcamento)</text:span></text:p>
        <text:p text:style-name="P25"><text:span text:style-name="T4"> <text:s text:c="11"/>do</text:span></text:p>
        <text:p text:style-name="P25"><text:span text:style-name="T4"> <text:s text:c="14"/>OT in 1..Cap_projectos,</text:span></text:p>
        <text:p text:style-name="P25"><text:span text:style-name="T4"> <text:s text:c="14"/>O #= OT*Aceite</text:span></text:p>
        <text:p text:style-name="P25"><text:span text:style-name="T4"> <text:s text:c="7"/>),</text:span></text:p>
        <text:p text:style-name="P25"><text:span text:style-name="T4"> <text:s text:c="7"/>sum(Orcamento, #=&lt; , Cap_projectos),</text:span></text:p>
        <text:p text:style-name="P25"/>
        <text:p text:style-name="P25"/>
        <text:p text:style-name="P25"><text:span text:style-name="T4"> <text:s text:c="7"/>(</text:span></text:p>
        <text:p text:style-name="P25"><text:span text:style-name="T4"> <text:s text:c="11"/>foreach( Orc, Orcamento),</text:span></text:p>
        <text:p text:style-name="P25"><text:span text:style-name="T4"> <text:s text:c="11"/>foreach( [Nlinhas, Nseniors, Data_it, Data_F, Complex], ENC),</text:span></text:p>
        <text:p text:style-name="P25"><text:span text:style-name="T4"> <text:s text:c="11"/>foreach( Aceite, Enc_aceites),</text:span></text:p>
        <text:p text:style-name="P25"><text:span text:style-name="T4"> <text:s text:c="11"/>foreach( [Contr,Nlp,Nlps], Contractos),</text:span></text:p>
        <text:p text:style-name="P25"><text:span text:style-name="T4"> <text:s text:c="11"/>foreach( [Njuniors, Despesas,Receitas, Lucro_it, Lucro_F], Projectos)</text:span></text:p>
        <text:p text:style-name="P25"><text:span text:style-name="T4"> <text:s text:c="11"/>do</text:span></text:p>
        <text:p text:style-name="P25"><text:span text:style-name="T4"> <text:s text:c="15"/>%quantidade de contratos por junior</text:span></text:p>
        <text:p text:style-name="P25"><text:span text:style-name="T4"> <text:s text:c="15"/>Contr #= Aceite*(Data_F/6),</text:span></text:p>
        <text:p text:style-name="P25"/>
        <text:p text:style-name="P25"><text:span text:style-name="T4"> <text:s text:c="15"/>%numero de linhas que cada programador Jr produz durante o projecto</text:span></text:p>
        <text:p text:style-name="P25"><text:span text:style-name="T4"> <text:s text:c="15"/>Nlp #= Aceite*( (4*5*Data_F - Z - F*Contr)*N <text:s/>),</text:span></text:p>
        <text:p text:style-name="P25"/>
        <text:p text:style-name="P25"><text:span text:style-name="T4"> <text:s text:c="15"/>%numero de linhas que cada programador sr produz durante o projecto</text:span></text:p>
        <text:p text:style-name="P25"><text:span text:style-name="T4"> <text:s text:c="15"/>% nsenior e' a percentagem que o Sr esta no proj</text:span></text:p>
        <text:p text:style-name="P25"><text:span text:style-name="T4"> <text:s text:c="15"/>Nlps #= Aceite*( (4*5*Data_F - F*Contr)*(Nseniors*N/100) ),</text:span></text:p>
        <text:p text:style-name="P25"/>
        <text:p text:style-name="P25"><text:span text:style-name="T4"> <text:s text:c="15"/>%numero de juniores e' o numero de programadores necessarios para </text:span></text:p>
        <text:p text:style-name="P25"><text:span text:style-name="T4"> <text:s text:c="15"/>% programar as linhas q o <text:s/>senior nao consegue produzir </text:span></text:p>
        <text:p text:style-name="P25"><text:span text:style-name="T4"> <text:s text:c="15"/>Njuniors #= Aceite*((Nlinhas-Nlps)/Nlp),</text:span></text:p>
        <text:p text:style-name="P25"/>
        <text:p text:style-name="P25"><text:span text:style-name="T4"> <text:s text:c="14"/>%despesas sao os ordenados + custos de contrato</text:span></text:p>
        <text:p text:style-name="P25"><text:span text:style-name="T4"><text:tab/><text:tab/>Despesas #= Aceite*(C*Njuniors + Jr*Contr*6*Njuniors),</text:span></text:p>
        <text:p text:style-name="P25"/>
        <text:p text:style-name="P25"><text:span text:style-name="T4"> <text:s text:c="15"/>%as despesas nao podem ser mais q o orcamento</text:span></text:p>
        <text:p text:style-name="P25"><text:span text:style-name="T4"><text:tab/><text:tab/>Despesas #=&lt; Orc,</text:span></text:p>
        <text:p text:style-name="P25"><text:span text:style-name="T4"> <text:s text:c="15"/>Receitas #= Aceite*(PUc*Nlinhas), <text:s text:c="11"/></text:span></text:p>
        <text:p text:style-name="P25"><text:span text:style-name="T4"> </text:span></text:p>
        <text:p text:style-name="P25"><text:span text:style-name="T4"> <text:s text:c="15"/>%TODO </text:span></text:p>
        <text:p text:style-name="P25"><text:span text:style-name="T4"> <text:s text:c="15"/>Lucro_it #= 0,</text:span></text:p>
        <text:p text:style-name="P25"/>
        <text:p text:style-name="P25"><text:span text:style-name="T4"><text:tab/><text:tab/>Lucro_F #= Aceite*(Receitas - Despesas),</text:span></text:p>
        <text:p text:style-name="P25"><text:span text:style-name="T4"> <text:s text:c="15"/>Lucro_F #&gt;= 0</text:span></text:p>
        <text:p text:style-name="P25"><text:span text:style-name="T4"> <text:s text:c="5"/>),</text:span></text:p>
        <text:p text:style-name="P25"><text:span text:style-name="T4"> <text:s text:c="5"/></text:span></text:p>
        <text:p text:style-name="P25"/>
        <text:p text:style-name="P25"><text:span text:style-name="T4"> <text:s text:c="5"/>% juntar vars de forma a fazer o labeling</text:span></text:p>
        <text:p text:style-name="P25"><text:span text:style-name="T4"> <text:s text:c="5"/>% append/2 == flatten</text:span></text:p>
        <text:p text:style-name="P25"><text:span text:style-name="T4"> <text:s text:c="5"/>append(Contractos, FContractos),</text:span></text:p>
        <text:p text:style-name="P25"><text:span text:style-name="T4"> <text:s text:c="5"/>append(Projectos, FProjectos),</text:span></text:p>
        <text:p text:style-name="P25"><text:span text:style-name="T4"> <text:s text:c="5"/>append( FContractos, FProjectos, VARS3),</text:span></text:p>
        <text:p text:style-name="P25"><text:span text:style-name="T4"> <text:s text:c="5"/>append( OrcT, Orcamento, VARS1),</text:span></text:p>
        <text:p text:style-name="P25"><text:span text:style-name="T4"> <text:s text:c="5"/>append(VARS1,VARS3,VARS).</text:span></text:p>
        <text:p text:style-name="P25"/>
        <text:p text:style-name="P25"/>
        <text:p text:style-name="P25"/>
        <text:p text:style-name="P25"/>
        <text:p text:style-name="P25"><text:span text:style-name="T4">% funcao com o objectivo de manipular os dados recebidos do escalonamento</text:span></text:p>
        <text:p text:style-name="P25"><text:span text:style-name="T4">% de forma a que a funcao de alocamento consiga usa-los.</text:span></text:p>
        <text:p text:style-name="P25"/>
        <text:p text:style-name="P25"><text:span text:style-name="T4">date_to_duration(Proj, Data_I, Complexidade, ENC_aloc) :- <text:s text:c="5"/></text:span></text:p>
        <text:p text:style-name="P25"/>
        <text:p text:style-name="P25"><text:span text:style-name="T4"> <text:s text:c="4"/>(</text:span></text:p>
        <text:p text:style-name="P25"><text:span text:style-name="T4"> <text:s text:c="9"/>foreach( [ NLinhas, NSr, Data_m, Data_f] , Proj),</text:span></text:p>
        <text:p text:style-name="P25"><text:span text:style-name="T4"> <text:s text:c="9"/>foreach( DI, Data_I),</text:span></text:p>
        <text:p text:style-name="P25"><text:span text:style-name="T4"> <text:s text:c="9"/>foreach( C , Complexidade),</text:span></text:p>
        <text:p text:style-name="P25"><text:span text:style-name="T4"> <text:s text:c="9"/>foreach( [ NLinhas, NSr, Dur_m, Dur_f, C], ENC_aloc)</text:span></text:p>
        <text:p text:style-name="P25"><text:span text:style-name="T4"> <text:s text:c="9"/>do</text:span></text:p>
        <text:p text:style-name="P25"><text:span text:style-name="T4"> <text:s text:c="14"/>Dur_m #= Data_m - DI,</text:span></text:p>
        <text:p text:style-name="P25"><text:span text:style-name="T4"> <text:s text:c="14"/>Dur_f #= Data_f - DI</text:span></text:p>
        <text:p text:style-name="P25"><text:span text:style-name="T4"> <text:s text:c="4"/>),</text:span></text:p>
        <text:p text:style-name="P25"/>
        <text:p text:style-name="P25"><text:span text:style-name="T4"> <text:s text:c="4"/>true. </text:span></text:p>
        <text:p text:style-name="P25"/>
        <text:p text:style-name="P25"/>
        <text:p text:style-name="P25"/>
        <text:p text:style-name="P25"/>
        <text:p text:style-name="P25"><text:span text:style-name="T4">% Escalonamento (scheduling) dos projetos.</text:span></text:p>
        <text:p text:style-name="P25"><text:span text:style-name="T4">% DataTermino = Data limite para terminar todos os projetos.</text:span></text:p>
        <text:p text:style-name="P25"><text:span text:style-name="T4">% SenioresDisponiveis = Quantidade de Séniores disponíveis a cada momento (se for utilizada percentagem, sendo que 1 Senior = 100, é possÃ­vel atribuir tempo parcial de Senior a projetos).</text:span></text:p>
        <text:p text:style-name="P25"><text:span text:style-name="T4">% Projetos = Lista com os projetos aceites.</text:span></text:p>
        <text:p text:style-name="P25"><text:span text:style-name="T4"> <text:s text:c="3"/>%projectos = [ [NLinhas, Senior_atr, Data_M, Data_F],.. ]</text:span></text:p>
        <text:p text:style-name="P25"/>
        <text:p text:style-name="P25"><text:span text:style-name="T4">% <text:s text:c="7"/>OUT_VARS = [ </text:span></text:p>
        <text:p text:style-name="P25"><text:span text:style-name="T4">% <text:s text:c="12"/>ProjetosAEscalonar, </text:span></text:p>
        <text:p text:style-name="P25"><text:span text:style-name="T4">% <text:s text:c="12"/>MaximoDeProjetos, </text:span></text:p>
        <text:p text:style-name="P25"><text:span text:style-name="T4">% <text:s text:c="12"/>Aceitacoes, </text:span></text:p>
        <text:p text:style-name="P25"><text:span text:style-name="T4">% <text:s text:c="12"/>DuracaoProjetos, </text:span></text:p>
        <text:p text:style-name="P25"><text:span text:style-name="T4">% <text:s text:c="12"/>Vars </text:span></text:p>
        <text:p text:style-name="P25"><text:span text:style-name="T4">% <text:s text:c="7"/>], </text:span></text:p>
        <text:p text:style-name="P25"/>
        <text:p text:style-name="P25"><text:span text:style-name="T4">escalonar(DataTermino, SenioresDisponiveis, Projetos, DatasFim, DatasInicio, DatasMeio,OUT_VARS) :-</text:span></text:p>
        <text:p text:style-name="P25"/>
        <text:p text:style-name="P25"><text:span text:style-name="T4"> <text:s text:c="7"/>% Criação das listas com os vários parâmetros.</text:span></text:p>
        <text:p text:style-name="P25"><text:span text:style-name="T4"> <text:s text:c="7"/>length(Projetos, QtdProjetos), <text:s text:c="9"/>% Verificar quantos projetos são para escalonar.</text:span></text:p>
        <text:p text:style-name="P25"><text:span text:style-name="T4"> <text:s text:c="7"/>length(DatasInicio, QtdProjetos), <text:s text:c="6"/>% Lista com as datas de inicio dos projetos.</text:span></text:p>
        <text:p text:style-name="P25"><text:span text:style-name="T4"> <text:s text:c="7"/>length(DatasFim, QtdProjetos), <text:s text:c="9"/>% Lista com as datas de fim dos projetos.</text:span></text:p>
        <text:p text:style-name="P25"><text:span text:style-name="T4"> <text:s text:c="7"/>length(DuracaoProjetos, QtdProjetos), <text:s text:c="2"/>% Lista com a duração dos projetos.</text:span></text:p>
        <text:p text:style-name="P25"><text:span text:style-name="T4"> <text:s text:c="7"/>length(SenioresAtribuidos, QtdProjetos),% Lista com a alocação de Séniores aos Projetos (Recurso limitado).</text:span></text:p>
        <text:p text:style-name="P25"><text:span text:style-name="T4"> <text:s text:c="7"/>length(LinhasDeCodigo, QtdProjetos), <text:s text:c="3"/>% Linhas de código do projeto.</text:span></text:p>
        <text:p text:style-name="P25"><text:span text:style-name="T4"> <text:s text:c="7"/>length(DatasMeio, QtdProjetos), <text:s text:c="8"/>% Lista com as datas intercalares dos projetos.</text:span></text:p>
        <text:p text:style-name="P25"><text:span text:style-name="T4"> <text:s text:c="7"/>length(Aceitacoes, QtdProjetos),</text:span></text:p>
        <text:p text:style-name="P25"><text:span text:style-name="T4"> <text:s text:c="7"/></text:span></text:p>
        <text:p text:style-name="P25"><text:span text:style-name="T4"> <text:s text:c="7"/>% Definição das variáveis de dominio do problema. <text:s text:c="7"/></text:span></text:p>
        <text:p text:style-name="P25"><text:span text:style-name="T4"> <text:s text:c="7"/>domain(DatasInicio, 1, DataTermino),</text:span></text:p>
        <text:p text:style-name="P25"><text:span text:style-name="T4"> <text:s text:c="7"/>domain(DatasFim, 1, DataTermino),</text:span></text:p>
        <text:p text:style-name="P25"><text:span text:style-name="T4"> <text:s text:c="7"/>domain(DuracaoProjetos, 1, DataTermino),</text:span></text:p>
        <text:p text:style-name="P25"><text:span text:style-name="T4"> <text:s text:c="7"/>domain(Aceitacoes, 0, 1),</text:span></text:p>
        <text:p text:style-name="P25"><text:span text:style-name="T4"> <text:s text:c="7"/></text:span></text:p>
        <text:p text:style-name="P25"><text:span text:style-name="T4"> <text:s text:c="7"/></text:span></text:p>
        <text:p text:style-name="P25"><text:span text:style-name="T4"> <text:s text:c="7"/>% leitura dos dados dos projetos.</text:span></text:p>
        <text:p text:style-name="P25"><text:span text:style-name="T4"> <text:s text:c="7"/>(</text:span></text:p>
        <text:p text:style-name="P25"><text:span text:style-name="T4"> <text:s text:c="9"/>foreach([LC, SA, DM, DF], Projetos),</text:span></text:p>
        <text:p text:style-name="P25"><text:span text:style-name="T4"> <text:s text:c="9"/>foreach(LC, LinhasDeCodigo),</text:span></text:p>
        <text:p text:style-name="P25"><text:span text:style-name="T4"> <text:s text:c="9"/>foreach(SA, SenioresAtribuidos),</text:span></text:p>
        <text:p text:style-name="P25"><text:span text:style-name="T4"> <text:s text:c="9"/>foreach(DM, DatasMeio),</text:span></text:p>
        <text:p text:style-name="P25"><text:span text:style-name="T4"> <text:s text:c="9"/>foreach(DF, DatasFim),</text:span></text:p>
        <text:p text:style-name="P25"><text:span text:style-name="T4"> <text:s text:c="9"/>foreach(DP, DuracaoProjetos),</text:span></text:p>
        <text:p text:style-name="P25"><text:span text:style-name="T4"> <text:s text:c="9"/>foreach(DI, DatasInicio),</text:span></text:p>
        <text:p text:style-name="P25"><text:span text:style-name="T4"> <text:s text:c="9"/>foreach(AC, Aceitacoes),</text:span></text:p>
        <text:p text:style-name="P25"><text:span text:style-name="T4"> <text:s text:c="9"/>foreach(SA, SenioresAtribuidos),</text:span></text:p>
        <text:p text:style-name="P25"><text:span text:style-name="T4"> <text:s text:c="9"/>foreach(task(DI, DP, DF, Res, 0), ProjetosAEscalonar) do</text:span></text:p>
        <text:p text:style-name="P25"><text:span text:style-name="T4"> <text:s text:c="15"/>DP #= DF - DI,</text:span></text:p>
        <text:p text:style-name="P25"><text:span text:style-name="T4"> <text:s text:c="15"/>Res #= SA * AC</text:span></text:p>
        <text:p text:style-name="P25"><text:span text:style-name="T4"> <text:s text:c="7"/>),</text:span></text:p>
        <text:p text:style-name="P25"/>
        <text:p text:style-name="P25"><text:span text:style-name="T4"> <text:s text:c="7"/></text:span></text:p>
        <text:p text:style-name="P25"><text:span text:style-name="T4"> <text:s text:c="7"/>% Restrições ao problema.</text:span></text:p>
        <text:p text:style-name="P25"/>
        <text:p text:style-name="P25"><text:span text:style-name="T4"> <text:s text:c="7"/>MaximoDeProjetos in 1..SenioresDisponiveis,</text:span></text:p>
        <text:p text:style-name="P25"><text:span text:style-name="T4"> <text:s text:c="7"/>sum(Aceitacoes, #&gt;=, 1),</text:span></text:p>
        <text:p text:style-name="P25"><text:span text:style-name="T4"> <text:s text:c="7"/>count(1, Aceitacoes, #=, Aceites),</text:span></text:p>
        <text:p text:style-name="P25"><text:span text:style-name="T4"> <text:s text:c="7"/>minimum(Inicio, DatasInicio),</text:span></text:p>
        <text:p text:style-name="P25"><text:span text:style-name="T4"> <text:s text:c="7"/></text:span></text:p>
        <text:p text:style-name="P25"><text:span text:style-name="T4"> <text:s text:c="7"/>% Preparação do labeling.</text:span></text:p>
        <text:p text:style-name="P25"><text:span text:style-name="T4"> <text:s text:c="7"/>append(DatasInicio, DatasFim, Vars1),</text:span></text:p>
        <text:p text:style-name="P25"><text:span text:style-name="T4"> <text:s text:c="7"/>append(Vars1, [MaximoDeProjetos], Vars),</text:span></text:p>
        <text:p text:style-name="P25"><text:span text:style-name="T4"> <text:s text:c="7"/></text:span></text:p>
        <text:p text:style-name="P25"><text:span text:style-name="T4"> <text:s text:c="15"/></text:span></text:p>
        <text:p text:style-name="P25"><text:span text:style-name="T4"> <text:s text:c="7"/>OUT_VARS = [ </text:span></text:p>
        <text:p text:style-name="P25"><text:span text:style-name="T4"> <text:s text:c="12"/>ProjetosAEscalonar, </text:span></text:p>
        <text:p text:style-name="P25"><text:span text:style-name="T4"> <text:s text:c="12"/>MaximoDeProjetos, </text:span></text:p>
        <text:p text:style-name="P25"><text:span text:style-name="T4"> <text:s text:c="12"/>Aceitacoes, </text:span></text:p>
        <text:p text:style-name="P25"><text:span text:style-name="T4"> <text:s text:c="12"/>DuracaoProjetos, </text:span></text:p>
        <text:p text:style-name="P25"><text:span text:style-name="T4"> <text:s text:c="12"/>Vars </text:span></text:p>
        <text:p text:style-name="P25"><text:span text:style-name="T4"> <text:s text:c="7"/>]. </text:span></text:p>
        <text:p text:style-name="P25"><text:span text:style-name="T4"> <text:s/></text:span><text:span text:style-name="T5"> <text:s text:c="5"/></text:span></text:p>
        <text:p text:style-name="P25"/>
        <text:p text:style-name="P25"/>
        <text:p text:style-name="P25"/>
        <text:p text:style-name="P25"><text:span text:style-name="T6"> </text:span></text:p>
        <text:list text:style-name="L13">
          <text:list-item>
            <text:p text:style-name="P26">Anexo 2 – Exemplo de restrições da perspectiva de desenvolvimento</text:p>
          </text:list-item>
        </text:list>
        <text:p text:style-name="P27">ValorProjeto = Linhas * ValorLinha,</text:p>
        <text:p text:style-name="P27">DataFim #&gt;= DataContrato,</text:p>
        <text:p text:style-name="P27">DataFim #&lt; DataContrato + Adias,</text:p>
        <text:p text:style-name="P27">DiasCustoAtraso #= ValorProjeto</text:p>
        <text:p text:style-name="P27">DataFim #&lt; DataContrato + DiasCustoAtraso,</text:p>
        <text:p text:style-name="P27">DiasAtraso #= DataFim - DataContrato,</text:p>
        <text:p text:style-name="P27">Ganho #= ValorProjeto - (DiasAtraso * Amax * ValorProjeto / 100),</text:p>
        <text:p text:style-name="programcode"><text:span text:style-name="T2">Duracao #= DataFim - DataInicio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" svg:font-family="Tahoma"/>
    <style:font-face style:name="Wingdings" svg:font-family="Wingdings"/>
    <style:font-face style:name="Courier" svg:font-family="Courier"/>
    <style:font-face style:name="Calibri" svg:font-family="Calibri"/>
    <style:font-face style:name="Symbol" svg:font-family="Symbol"/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style:tab-stop-distance="0.4916in"/>
    </style:default-style>
    <style:style style:family="text" style:name="Texto-de-nota-de-rodap---Car--cter-text" style:display-name="Texto de nota de rodapé Carácter_text" style:next-style-name="Texto-de-nota-de-rodap---Car--cter-text">
      <style:text-properties style:font-name="Times New Roman" fo:font-size="9pt"/>
    </style:style>
    <style:style style:family="text" style:name="T--tulo-8-Car--cter-text" style:display-name="Título 8 Carácter_text" style:next-style-name="T--tulo-8-Car--cter-text">
      <style:text-properties style:font-name="Times New Roman" fo:font-size="10pt"/>
    </style:style>
    <style:style style:family="text" style:name="T--tulo-5-Car--cter-text" style:display-name="Título 5 Carácter_text" style:next-style-name="T--tulo-5-Car--cter-text">
      <style:text-properties style:font-name="Times New Roman" fo:font-size="10pt"/>
    </style:style>
    <style:style style:family="text" style:name="e-mail-text" style:display-name="e-mail_text" style:next-style-name="e-mail-text">
      <style:text-properties style:font-name="Courier" fo:language="en" fo:country="US"/>
    </style:style>
    <style:style style:family="text" style:name="url-text" style:display-name="url_text" style:next-style-name="url-text">
      <style:text-properties style:font-name="Courier" fo:language="en" fo:country="US"/>
    </style:style>
    <style:style style:family="text" style:name="WW-CharLFO6LVL1-text" style:display-name="WW_CharLFO6LVL1_text" style:next-style-name="WW-CharLFO6LVL1-text">
      <style:text-properties style:font-name="Symbol"/>
    </style:style>
    <style:style style:family="text" style:name="WW-CharLFO3LVL9-text" style:display-name="WW_CharLFO3LVL9_text" style:next-style-name="WW-CharLFO3LVL9-text">
      <style:text-properties style:font-name="Times New Roman"/>
    </style:style>
    <style:style style:family="text" style:name="T-u237--tulo-7-Car-u225--cter-text" style:display-name="T\u237 ?tulo 7 Car\u225 ?cter_text">
      <style:text-properties style:font-name="Times New Roman" fo:font-size="10pt"/>
    </style:style>
    <style:style style:family="text" style:name="T-u237--tulo-2-Car-u225--cter-text" style:display-name="T\u237 ?tulo 2 Car\u225 ?cter_text">
      <style:text-properties style:font-name="Times New Roman" fo:font-size="10pt" fo:font-weight="bold"/>
    </style:style>
    <style:style style:family="text" style:name="T-u237--tulo-9-Car-u225--cter-text" style:display-name="T\u237 ?tulo 9 Car\u225 ?cter_text">
      <style:text-properties style:font-name="Times New Roman" fo:font-size="10pt"/>
    </style:style>
    <style:style style:family="text" style:name="T--tulo-1-Car--cter-text" style:display-name="Título 1 Carácter_text" style:next-style-name="T--tulo-1-Car--cter-text">
      <style:text-properties style:font-name="Times New Roman" fo:font-size="12pt" fo:font-weight="bold"/>
    </style:style>
    <style:style style:family="text" style:name="WW-CharLFO17LVL1-text" style:display-name="WW_CharLFO17LVL1_text" style:next-style-name="WW-CharLFO17LVL1-text">
      <style:text-properties style:font-name="Symbol"/>
    </style:style>
    <style:style style:family="text" style:name="T--tulo-9-Car--cter-text" style:display-name="Título 9 Carácter_text" style:next-style-name="T--tulo-9-Car--cter-text">
      <style:text-properties style:font-name="Times New Roman" fo:font-size="10pt"/>
    </style:style>
    <style:style style:family="text" style:name="WW-CharLFO2LVL1-text" style:display-name="WW_CharLFO2LVL1_text" style:next-style-name="WW-CharLFO2LVL1-text">
      <style:text-properties style:font-name="Symbol"/>
    </style:style>
    <style:style style:family="text" style:name="WW-CharLFO3LVL7-text" style:display-name="WW_CharLFO3LVL7_text" style:next-style-name="WW-CharLFO3LVL7-text">
      <style:text-properties style:font-name="Symbol"/>
    </style:style>
    <style:style style:family="text" style:name="WW-CharLFO15LVL1-text" style:display-name="WW_CharLFO15LVL1_text" style:next-style-name="WW-CharLFO15LVL1-text">
      <style:text-properties style:font-name="Symbol"/>
    </style:style>
    <style:style style:family="text" style:name="WW-CharLFO3LVL6-text" style:display-name="WW_CharLFO3LVL6_text" style:next-style-name="WW-CharLFO3LVL6-text">
      <style:text-properties style:font-name="Times New Roman"/>
    </style:style>
    <style:style style:family="text" style:name="WW-CharLFO6LVL9-text" style:display-name="WW_CharLFO6LVL9_text" style:next-style-name="WW-CharLFO6LVL9-text">
      <style:text-properties style:font-name="Wingdings"/>
    </style:style>
    <style:style style:family="text" style:name="WW-CharLFO3LVL8-text" style:display-name="WW_CharLFO3LVL8_text" style:next-style-name="WW-CharLFO3LVL8-text">
      <style:text-properties style:font-name="Times New Roman"/>
    </style:style>
    <style:style style:family="text" style:name="T--tulo-2-Car--cter-text" style:display-name="Título 2 Carácter_text" style:next-style-name="T--tulo-2-Car--cter-text">
      <style:text-properties style:font-name="Times New Roman" fo:font-size="10pt" fo:font-weight="bold"/>
    </style:style>
    <style:style style:family="text" style:name="T--tulo-4-Car--cter-text" style:display-name="Título 4 Carácter_text" style:next-style-name="T--tulo-4-Car--cter-text">
      <style:text-properties style:font-name="Times New Roman" fo:font-size="10pt"/>
    </style:style>
    <style:style style:family="text" style:name="T--tulo-6-Car--cter-text" style:display-name="Título 6 Carácter_text" style:next-style-name="T--tulo-6-Car--cter-text">
      <style:text-properties style:font-name="Times New Roman" fo:font-size="10pt"/>
    </style:style>
    <style:style style:family="text" style:name="WW-CharLFO6LVL8-text" style:display-name="WW_CharLFO6LVL8_text" style:next-style-name="WW-CharLFO6LVL8-text">
      <style:text-properties style:font-name="Courier New"/>
    </style:style>
    <style:style style:family="text" style:name="T-u237--tulo-3-Car-u225--cter-text" style:display-name="T\u237 ?tulo 3 Car\u225 ?cter_text">
      <style:text-properties style:font-name="Times New Roman" fo:font-size="10pt"/>
    </style:style>
    <style:style style:family="text" style:name="Texto-de-bal--o-Car--cter-text" style:display-name="Texto de balão Carácter_text" style:next-style-name="Texto-de-bal--o-Car--cter-text">
      <style:text-properties style:font-name="Tahoma" fo:font-size="8pt"/>
    </style:style>
    <style:style style:family="text" style:name="WW-CharLFO3LVL4-text" style:display-name="WW_CharLFO3LVL4_text" style:next-style-name="WW-CharLFO3LVL4-text">
      <style:text-properties style:font-name="Times New Roman"/>
    </style:style>
    <style:style style:family="text" style:name="WW-CharLFO6LVL7-text" style:display-name="WW_CharLFO6LVL7_text" style:next-style-name="WW-CharLFO6LVL7-text">
      <style:text-properties style:font-name="Symbol"/>
    </style:style>
    <style:style style:family="text" style:name="WW-CharLFO2LVL8-text" style:display-name="WW_CharLFO2LVL8_text" style:next-style-name="WW-CharLFO2LVL8-text">
      <style:text-properties style:font-name="Courier New"/>
    </style:style>
    <style:style style:family="text" style:name="Rodap-u233---Car-u225--cter-text" style:display-name="Rodap\u233 ? Car\u225 ?cter_text">
      <style:text-properties style:font-name="Times New Roman" fo:font-size="10pt"/>
    </style:style>
    <style:style style:family="text" style:name="N-u250--mero-de-p-u225--gina-text" style:display-name="N\u250 ?mero de p\u225 ?gina_text">
      <style:text-properties fo:font-size="9pt"/>
    </style:style>
    <style:style style:family="text" style:name="Texto-de-nota-de-rodap-u233---Car-u225--cter-text" style:display-name="Texto de nota de rodap\u233 ? Car\u225 ?cter_text">
      <style:text-properties style:font-name="Times New Roman" fo:font-size="9pt"/>
    </style:style>
    <style:style style:family="text" style:name="WW-CharLFO2LVL9-text" style:display-name="WW_CharLFO2LVL9_text" style:next-style-name="WW-CharLFO2LVL9-text">
      <style:text-properties style:font-name="Wingdings"/>
    </style:style>
    <style:style style:family="text" style:name="WW-CharLFO6LVL6-text" style:display-name="WW_CharLFO6LVL6_text" style:next-style-name="WW-CharLFO6LVL6-text">
      <style:text-properties style:font-name="Wingdings"/>
    </style:style>
    <style:style style:family="text" style:name="WW-CharLFO2LVL7-text" style:display-name="WW_CharLFO2LVL7_text" style:next-style-name="WW-CharLFO2LVL7-text">
      <style:text-properties style:font-name="Symbol"/>
    </style:style>
    <style:style style:family="text" style:name="T--tulo-3-Car--cter-text" style:display-name="Título 3 Carácter_text" style:next-style-name="T--tulo-3-Car--cter-text">
      <style:text-properties style:font-name="Times New Roman" fo:font-size="10pt"/>
    </style:style>
    <style:style style:family="text" style:name="WW-CharLFO7LVL1-text" style:display-name="WW_CharLFO7LVL1_text" style:next-style-name="WW-CharLFO7LVL1-text">
      <style:text-properties style:font-name="Symbol"/>
    </style:style>
    <style:style style:family="text" style:name="WW-CharLFO3LVL2-text" style:display-name="WW_CharLFO3LVL2_text" style:next-style-name="WW-CharLFO3LVL2-text">
      <style:text-properties style:font-name="Symbol"/>
    </style:style>
    <style:style style:family="text" style:name="WW-CharLFO14LVL1-text" style:display-name="WW_CharLFO14LVL1_text" style:next-style-name="WW-CharLFO14LVL1-text">
      <style:text-properties style:font-name="Symbol"/>
    </style:style>
    <style:style style:family="text" style:name="WW-CharLFO6LVL5-text" style:display-name="WW_CharLFO6LVL5_text" style:next-style-name="WW-CharLFO6LVL5-text">
      <style:text-properties style:font-name="Courier New"/>
    </style:style>
    <style:style style:family="text" style:name="WW-CharLFO2LVL6-text" style:display-name="WW_CharLFO2LVL6_text" style:next-style-name="WW-CharLFO2LVL6-text">
      <style:text-properties style:font-name="Wingdings"/>
    </style:style>
    <style:style style:family="text" style:name="WW-CharLFO4LVL5-text" style:display-name="WW_CharLFO4LVL5_text" style:next-style-name="WW-CharLFO4LVL5-text">
      <style:text-properties style:font-name="Times New Roman" fo:font-size="10pt" fo:font-style="italic" fo:font-weight="normal"/>
    </style:style>
    <style:style style:family="text" style:name="Ref--de-nota-de-rodap-u233---text" style:display-name="Ref. de nota de rodap\u233 ?_text">
      <style:text-properties style:text-position="33%"/>
    </style:style>
    <style:style style:family="text" style:name="WW-CharLFO3LVL1-text" style:display-name="WW_CharLFO3LVL1_text" style:next-style-name="WW-CharLFO3LVL1-text">
      <style:text-properties style:font-name="Times New Roman"/>
    </style:style>
    <style:style style:family="text" style:name="WW-CharLFO6LVL4-text" style:display-name="WW_CharLFO6LVL4_text" style:next-style-name="WW-CharLFO6LVL4-text">
      <style:text-properties style:font-name="Wingdings"/>
    </style:style>
    <style:style style:family="text" style:name="WW-CharLFO2LVL5-text" style:display-name="WW_CharLFO2LVL5_text" style:next-style-name="WW-CharLFO2LVL5-text">
      <style:text-properties style:font-name="Courier New"/>
    </style:style>
    <style:style style:family="text" style:name="Cabe-u231--alho-Car-u225--cter-text" style:display-name="Cabe\u231 ?alho Car\u225 ?cter_text">
      <style:text-properties style:font-name="Times New Roman" fo:font-size="9pt"/>
    </style:style>
    <style:style style:family="text" style:name="heading4-text" style:display-name="heading4_text" style:next-style-name="heading4-text">
      <style:text-properties fo:font-style="italic"/>
    </style:style>
    <style:style style:family="text" style:name="WW-CharLFO6LVL3-text" style:display-name="WW_CharLFO6LVL3_text" style:next-style-name="WW-CharLFO6LVL3-text">
      <style:text-properties style:font-name="Courier New"/>
    </style:style>
    <style:style style:family="text" style:name="WW-CharLFO2LVL4-text" style:display-name="WW_CharLFO2LVL4_text" style:next-style-name="WW-CharLFO2LVL4-text">
      <style:text-properties style:font-name="Wingdings"/>
    </style:style>
    <style:style style:family="text" style:name="WW-CharLFO3LVL5-text" style:display-name="WW_CharLFO3LVL5_text" style:next-style-name="WW-CharLFO3LVL5-text">
      <style:text-properties style:font-name="Times New Roman"/>
    </style:style>
    <style:style style:family="text" style:name="heading3-text" style:display-name="heading3_text" style:next-style-name="heading3-text">
      <style:text-properties fo:font-weight="bold"/>
    </style:style>
    <style:style style:family="text" style:name="WW-CharLFO6LVL2-text" style:display-name="WW_CharLFO6LVL2_text" style:next-style-name="WW-CharLFO6LVL2-text">
      <style:text-properties style:font-name="Times New Roman"/>
    </style:style>
    <style:style style:family="text" style:name="WW-CharLFO2LVL3-text" style:display-name="WW_CharLFO2LVL3_text" style:next-style-name="WW-CharLFO2LVL3-text">
      <style:text-properties style:font-name="Courier New"/>
    </style:style>
    <style:style style:family="text" style:name="Ref--de-nota-de-rodap---text" style:display-name="Ref. de nota de rodapé_text" style:next-style-name="Ref--de-nota-de-rodap---text">
      <style:text-properties style:text-position="33%"/>
    </style:style>
    <style:style style:family="text" style:name="T-u237--tulo-6-Car-u225--cter-text" style:display-name="T\u237 ?tulo 6 Car\u225 ?cter_text">
      <style:text-properties style:font-name="Times New Roman" fo:font-size="10pt"/>
    </style:style>
    <style:style style:family="text" style:name="WW-CharLFO2LVL2-text" style:display-name="WW_CharLFO2LVL2_text" style:next-style-name="WW-CharLFO2LVL2-text">
      <style:text-properties style:font-name="Times New Roman"/>
    </style:style>
    <style:style style:family="text" style:name="WW-CharLFO3LVL3-text" style:display-name="WW_CharLFO3LVL3_text" style:next-style-name="WW-CharLFO3LVL3-text">
      <style:text-properties style:font-name="Times New Roman"/>
    </style:style>
    <style:style style:family="text" style:name="T--tulo-7-Car--cter-text" style:display-name="Título 7 Carácter_text" style:next-style-name="T--tulo-7-Car--cter-text">
      <style:text-properties style:font-name="Times New Roman" fo:font-size="10pt"/>
    </style:style>
    <style:style style:family="text" style:name="T-u237--tulo-8-Car-u225--cter-text" style:display-name="T\u237 ?tulo 8 Car\u225 ?cter_text">
      <style:text-properties style:font-name="Times New Roman" fo:font-size="10pt"/>
    </style:style>
    <style:style style:family="text" style:name="T-u237--tulo-1-Car-u225--cter-text" style:display-name="T\u237 ?tulo 1 Car\u225 ?cter_text">
      <style:text-properties style:font-name="Times New Roman" fo:font-size="12pt" fo:font-weight="bold"/>
    </style:style>
    <style:style style:family="text" style:name="T-u237--tulo-5-Car-u225--cter-text" style:display-name="T\u237 ?tulo 5 Car\u225 ?cter_text">
      <style:text-properties style:font-name="Times New Roman" fo:font-size="10pt"/>
    </style:style>
    <style:style style:family="text" style:name="N--mero-de-p--gina-text" style:display-name="Número de página_text" style:next-style-name="N--mero-de-p--gina-text">
      <style:text-properties fo:font-size="9pt"/>
    </style:style>
    <style:style style:family="text" style:name="Cabe--alho-Car--cter-text" style:display-name="Cabeçalho Carácter_text" style:next-style-name="Cabe--alho-Car--cter-text">
      <style:text-properties style:font-name="Times New Roman" fo:font-size="9pt"/>
    </style:style>
    <style:style style:family="text" style:name="Rodap---Car--cter-text" style:display-name="Rodapé Carácter_text" style:next-style-name="Rodap---Car--cter-text">
      <style:text-properties style:font-name="Times New Roman" fo:font-size="10pt"/>
    </style:style>
    <style:style style:family="text" style:name="Texto-de-bal-u227--o-Car-u225--cter-text" style:display-name="Texto de bal\u227 ?o Car\u225 ?cter_text">
      <style:text-properties style:font-name="Tahoma" fo:font-size="8pt"/>
    </style:style>
    <style:style style:family="text" style:name="WW-CharLFO16LVL1-text" style:display-name="WW_CharLFO16LVL1_text" style:next-style-name="WW-CharLFO16LVL1-text">
      <style:text-properties style:font-name="Symbol"/>
    </style:style>
    <style:style style:family="text" style:name="T-u237--tulo-4-Car-u225--cter-text" style:display-name="T\u237 ?tulo 4 Car\u225 ?cter_text">
      <style:text-properties style:font-name="Times New Roman" fo:font-size="10pt"/>
    </style:style>
    <style:style style:family="paragraph" style:name="papertitle" style:display-name="papertitle" style:parent-style-name="Normal" style:next-style-name="author">
      <style:paragraph-properties fo:text-align="center" fo:text-indent="0in" fo:line-height="25%" fo:margin-bottom="0.3333in" fo:keep-with-next="always"/>
      <style:text-properties fo:font-size="14pt" fo:font-weight="bold"/>
    </style:style>
    <style:style style:family="paragraph" style:name="ReferenceLine" style:display-name="ReferenceLine" style:parent-style-name="p1a" style:next-style-name="ReferenceLine">
      <style:paragraph-properties fo:line-height="14%"/>
      <style:text-properties fo:font-size="8pt"/>
    </style:style>
    <style:style style:family="paragraph" style:name="Normal" style:display-name="Normal">
      <style:paragraph-properties fo:text-align="left" fo:line-height="115%" fo:background-color="transparent" fo:widows="2" fo:orphans="2" fo:margin-bottom="0.1388in" style:writing-mode="lr" fo:padding-bottom="0in" fo:padding-left="0in" fo:padding-right="0in" fo:padding-top="0in"/>
      <style:text-properties style:font-name="Calibri" fo:font-size="11pt" fo:language="en" fo:country="US" fo:font-weight="normal" fo:text-transform="none"/>
    </style:style>
    <style:style style:family="paragraph" style:name="address" style:display-name="address" style:parent-style-name="Normal" style:next-style-name="address">
      <style:paragraph-properties fo:text-align="center" fo:text-indent="0in" fo:line-height="15%" fo:margin-bottom="0.1388in"/>
      <style:text-properties fo:font-size="9pt"/>
    </style:style>
    <style:style style:family="paragraph" style:name="papersubtitle" style:display-name="papersubtitle" style:parent-style-name="papertitle" style:next-style-name="author">
      <style:paragraph-properties fo:line-height="19%" fo:margin-top="0.0833in"/>
      <style:text-properties fo:font-size="12pt"/>
    </style:style>
    <style:style style:family="paragraph" style:name="T-u237--tulo-5" style:display-name="T\u237 ?tulo 5" style:parent-style-name="Normal" style:next-style-name="Normal">
      <style:paragraph-properties fo:margin-top="0.1660in"/>
    </style:style>
    <style:style style:family="paragraph" style:name="Texto-de-bal--o" style:display-name="Texto de balão" style:parent-style-name="Normal" style:next-style-name="Texto-de-bal--o">
      <style:paragraph-properties fo:line-height="100%"/>
      <style:text-properties style:font-name="Tahoma" fo:font-size="8pt"/>
    </style:style>
    <style:style style:family="paragraph" style:name="keywords" style:display-name="keywords" style:parent-style-name="abstract" style:next-style-name="T--tulo-1">
      <style:paragraph-properties fo:text-align="left" fo:text-indent="0in" fo:margin-top="0.1527in"/>
    </style:style>
    <style:style style:family="paragraph" style:name="image" style:display-name="image" style:parent-style-name="Normal" style:next-style-name="Normal">
      <style:paragraph-properties fo:text-align="center" fo:text-indent="0in" fo:margin-top="0.1666in" fo:margin-bottom="0.0833in"/>
    </style:style>
    <style:style style:family="paragraph" style:name="Cabe--alho" style:display-name="Cabeçalho" style:parent-style-name="Normal" style:next-style-name="Cabe--alho">
      <style:paragraph-properties fo:text-indent="0in">
        <style:tab-stops>
          <style:tab-stop style:type="center" style:position="3.150000in"/>
          <style:tab-stop style:type="right" style:position="6.300000in"/>
        </style:tab-stops>
      </style:paragraph-properties>
      <style:text-properties fo:font-size="9pt"/>
    </style:style>
    <style:style style:family="paragraph" style:name="abstract" style:display-name="abstract" style:parent-style-name="Normal" style:next-style-name="abstract">
      <style:paragraph-properties fo:line-height="15%" fo:margin-left="0.3937in" fo:margin-right="0.3937in" fo:margin-top="0.4166in" fo:margin-bottom="0.25in"/>
      <style:text-properties fo:font-size="9pt"/>
    </style:style>
    <style:style style:family="paragraph" style:name="Lista-numerada" style:display-name="Lista numerada" style:parent-style-name="Normal" style:next-style-name="Lista-numerada"/>
    <style:style style:family="paragraph" style:name="Texto-de-nota-de-rodap--" style:display-name="Texto de nota de rodapé" style:parent-style-name="Normal" style:next-style-name="Texto-de-nota-de-rodap--">
      <style:paragraph-properties fo:text-indent="-0.1576in" fo:line-height="15%" fo:margin-left="0.1576in"/>
      <style:text-properties fo:font-size="9pt"/>
    </style:style>
    <style:style style:family="paragraph" style:name="programcode" style:display-name="programcode" style:parent-style-name="Normal" style:next-style-name="programcode">
      <style:paragraph-properties fo:text-align="left" fo:text-indent="0in" fo:margin-top="0.1111in" fo:margin-bottom="0.1111in">
        <style:tab-stops>
          <style:tab-stop style:type="left" style:position="0.156944in"/>
          <style:tab-stop style:type="left" style:position="0.314583in"/>
          <style:tab-stop style:type="left" style:position="0.471528in"/>
          <style:tab-stop style:type="left" style:position="0.629167in"/>
          <style:tab-stop style:type="left" style:position="0.787500in"/>
          <style:tab-stop style:type="left" style:position="0.944444in"/>
          <style:tab-stop style:type="left" style:position="1.102083in"/>
          <style:tab-stop style:type="left" style:position="1.259028in"/>
          <style:tab-stop style:type="left" style:position="1.416667in"/>
          <style:tab-stop style:type="left" style:position="1.575000in"/>
          <style:tab-stop style:type="left" style:position="1.731944in"/>
          <style:tab-stop style:type="left" style:position="1.889583in"/>
          <style:tab-stop style:type="left" style:position="2.046528in"/>
          <style:tab-stop style:type="left" style:position="2.204167in"/>
          <style:tab-stop style:type="left" style:position="2.361806in"/>
          <style:tab-stop style:type="left" style:position="2.519444in"/>
          <style:tab-stop style:type="left" style:position="2.677083in"/>
          <style:tab-stop style:type="left" style:position="2.834028in"/>
          <style:tab-stop style:type="left" style:position="2.991667in"/>
          <style:tab-stop style:type="left" style:position="3.150000in"/>
          <style:tab-stop style:type="left" style:position="3.306944in"/>
          <style:tab-stop style:type="left" style:position="3.464583in"/>
          <style:tab-stop style:type="left" style:position="3.621528in"/>
          <style:tab-stop style:type="left" style:position="3.779167in"/>
          <style:tab-stop style:type="left" style:position="3.937500in"/>
          <style:tab-stop style:type="left" style:position="4.094444in"/>
          <style:tab-stop style:type="left" style:position="4.252083in"/>
          <style:tab-stop style:type="left" style:position="4.409028in"/>
          <style:tab-stop style:type="left" style:position="4.566667in"/>
        </style:tab-stops>
      </style:paragraph-properties>
      <style:text-properties style:font-name="Courier"/>
    </style:style>
    <style:style style:family="paragraph" style:name="Rodap--" style:display-name="Rodapé" style:parent-style-name="Normal" style:next-style-name="Rodap--">
      <style:paragraph-properties>
        <style:tab-stops>
          <style:tab-stop style:type="center" style:position="3.150000in"/>
          <style:tab-stop style:type="right" style:position="6.300000in"/>
        </style:tab-stops>
      </style:paragraph-properties>
    </style:style>
    <style:style style:family="paragraph" style:name="T--tulo-6" style:display-name="Título 6" style:parent-style-name="Normal" style:next-style-name="Normal">
      <style:paragraph-properties fo:text-indent="0in" fo:margin-top="0.1666in"/>
    </style:style>
    <style:style style:family="paragraph" style:name="author" style:display-name="author" style:parent-style-name="Normal" style:next-style-name="address">
      <style:paragraph-properties fo:text-align="center" fo:text-indent="0in" fo:margin-bottom="0.1388in"/>
    </style:style>
    <style:style style:family="paragraph" style:name="T-u237--tulo-1" style:display-name="T\u237 ?tulo 1" style:parent-style-name="Normal" style:next-style-name="Normal">
      <style:paragraph-properties fo:text-indent="-0.3931in" fo:line-height="20%" fo:margin-left="0.3931in" fo:margin-top="0.2500in" fo:margin-bottom="0.1660in"/>
      <style:text-properties fo:font-size="12pt" fo:font-weight="bold"/>
    </style:style>
    <style:style style:family="paragraph" style:name="T-u237--tulo-2" style:display-name="T\u237 ?tulo 2" style:parent-style-name="Normal" style:next-style-name="Normal">
      <style:paragraph-properties fo:text-indent="-0.3931in" fo:margin-left="0.3931in" fo:margin-top="0.2500in" fo:margin-bottom="0.1104in"/>
      <style:text-properties fo:font-weight="bold"/>
    </style:style>
    <style:style style:family="paragraph" style:name="T-u237--tulo-3" style:display-name="T\u237 ?tulo 3" style:parent-style-name="Normal" style:next-style-name="Normal">
      <style:paragraph-properties fo:margin-top="0.2500in"/>
    </style:style>
    <style:style style:family="paragraph" style:name="T-u237--tulo-4" style:display-name="T\u237 ?tulo 4" style:parent-style-name="Normal" style:next-style-name="Normal">
      <style:paragraph-properties fo:margin-top="0.1660in"/>
    </style:style>
    <style:style style:family="paragraph" style:name="dashitem" style:display-name="dashitem" style:parent-style-name="Normal" style:next-style-name="dashitem">
      <style:paragraph-properties fo:margin-top="0.1111in" fo:margin-bottom="0.1111in"/>
    </style:style>
    <style:style style:family="paragraph" style:name="T-u237--tulo-6" style:display-name="T\u237 ?tulo 6" style:parent-style-name="Normal" style:next-style-name="Normal">
      <style:paragraph-properties fo:margin-top="0.1660in"/>
    </style:style>
    <style:style style:family="paragraph" style:name="T-u237--tulo-7" style:display-name="T\u237 ?tulo 7" style:parent-style-name="Normal" style:next-style-name="Normal">
      <style:paragraph-properties fo:margin-top="0.1660in"/>
    </style:style>
    <style:style style:family="paragraph" style:name="T-u237--tulo-8" style:display-name="T\u237 ?tulo 8" style:parent-style-name="Normal" style:next-style-name="Normal">
      <style:paragraph-properties fo:margin-top="0.1660in"/>
    </style:style>
    <style:style style:family="paragraph" style:name="T-u237--tulo-9" style:display-name="T\u237 ?tulo 9" style:parent-style-name="Normal" style:next-style-name="Normal">
      <style:paragraph-properties fo:margin-top="0.1660in"/>
    </style:style>
    <style:style style:family="paragraph" style:name="bulletitem" style:display-name="bulletitem" style:parent-style-name="Normal" style:next-style-name="bulletitem">
      <style:paragraph-properties fo:margin-top="0.1111in" fo:margin-bottom="0.1111in"/>
    </style:style>
    <style:style style:family="paragraph" style:name="T--tulo-1" style:display-name="Título 1" style:parent-style-name="Normal" style:next-style-name="Normal">
      <style:paragraph-properties fo:text-align="left" fo:text-indent="-0.3937in" fo:line-height="21%" fo:margin-left="0.3937in" fo:margin-top="0.25in" fo:margin-bottom="0.1666in" fo:keep-with-next="always"/>
      <style:text-properties fo:font-size="12pt" fo:font-weight="bold"/>
    </style:style>
    <style:style style:family="paragraph" style:name="p1a" style:display-name="p1a" style:parent-style-name="Normal" style:next-style-name="p1a">
      <style:paragraph-properties fo:text-indent="0in"/>
    </style:style>
    <style:style style:family="paragraph" style:name="referenceitem" style:display-name="referenceitem" style:parent-style-name="Normal" style:next-style-name="referenceitem">
      <style:paragraph-properties fo:line-height="15%"/>
      <style:text-properties fo:font-size="9pt"/>
    </style:style>
    <style:style style:family="paragraph" style:name="Rodap-u233--" style:display-name="Rodap\u233 ?" style:parent-style-name="Normal">
      <style:paragraph-properties>
        <style:tab-stops>
          <style:tab-stop style:type="center" style:position="3.150000in"/>
          <style:tab-stop style:type="right" style:position="6.300000in"/>
        </style:tab-stops>
      </style:paragraph-properties>
    </style:style>
    <style:style style:family="paragraph" style:name="running-head---right" style:display-name="running head - right" style:parent-style-name="Normal" style:next-style-name="running-head---right">
      <style:paragraph-properties fo:text-align="end" fo:text-indent="0in"/>
      <style:text-properties fo:font-size="9pt"/>
    </style:style>
    <style:style style:family="paragraph" style:name="equation" style:display-name="equation" style:parent-style-name="Normal" style:next-style-name="Normal">
      <style:paragraph-properties fo:text-indent="0in" fo:margin-top="0.1111in" fo:margin-bottom="0.1111in">
        <style:tab-stops>
          <style:tab-stop style:type="center" style:position="2.283333in"/>
          <style:tab-stop style:type="right" style:position="4.802778in"/>
        </style:tab-stops>
      </style:paragraph-properties>
    </style:style>
    <style:style style:family="paragraph" style:name="Cabe-u231--alho" style:display-name="Cabe\u231 ?alho" style:parent-style-name="Normal">
      <style:paragraph-properties>
        <style:tab-stops>
          <style:tab-stop style:type="center" style:position="3.150000in"/>
          <style:tab-stop style:type="right" style:position="6.300000in"/>
        </style:tab-stops>
      </style:paragraph-properties>
      <style:text-properties fo:font-size="9pt"/>
    </style:style>
    <style:style style:family="paragraph" style:name="running-head---left" style:display-name="running head - left" style:parent-style-name="Normal" style:next-style-name="running-head---left">
      <style:paragraph-properties fo:text-align="left" fo:text-indent="0in"/>
      <style:text-properties fo:font-size="9pt"/>
    </style:style>
    <style:style style:family="paragraph" style:name="figurecaption" style:display-name="figurecaption" style:parent-style-name="Normal" style:next-style-name="Normal">
      <style:paragraph-properties fo:text-align="center" fo:text-indent="0in" fo:line-height="15%" fo:margin-top="0.0833in" fo:margin-bottom="0.1666in"/>
      <style:text-properties fo:font-size="9pt"/>
    </style:style>
    <style:style style:family="paragraph" style:name="tablecaption" style:display-name="tablecaption" style:parent-style-name="Normal" style:next-style-name="Normal">
      <style:paragraph-properties fo:text-align="center" fo:text-indent="0in" fo:line-height="15%" fo:margin-top="0.1666in" fo:margin-bottom="0.0833in" fo:keep-with-next="always"/>
      <style:text-properties fo:font-size="9pt" fo:language="de" fo:country="DE"/>
    </style:style>
    <style:style style:family="paragraph" style:name="numitem" style:display-name="numitem" style:parent-style-name="Normal" style:next-style-name="numitem">
      <style:paragraph-properties fo:margin-top="0.1111in" fo:margin-bottom="0.1111in"/>
    </style:style>
    <style:style style:family="paragraph" style:name="T--tulo-2" style:display-name="Título 2" style:parent-style-name="Normal" style:next-style-name="Normal">
      <style:paragraph-properties fo:text-indent="-0.3937in" fo:margin-left="0.3937in" fo:margin-top="0.25in" fo:margin-bottom="0.1111in" fo:keep-with-next="always"/>
      <style:text-properties fo:font-weight="bold"/>
    </style:style>
    <style:style style:family="paragraph" style:name="T--tulo-3" style:display-name="Título 3" style:parent-style-name="Normal" style:next-style-name="Normal">
      <style:paragraph-properties fo:text-indent="0in" fo:margin-top="0.25in"/>
    </style:style>
    <style:style style:family="paragraph" style:name="T--tulo-4" style:display-name="Título 4" style:parent-style-name="Normal" style:next-style-name="Normal">
      <style:paragraph-properties fo:text-indent="0in" fo:margin-top="0.1666in"/>
    </style:style>
    <style:style style:family="paragraph" style:name="T--tulo-5" style:display-name="Título 5" style:parent-style-name="Normal" style:next-style-name="Normal">
      <style:paragraph-properties fo:text-indent="0in" fo:margin-top="0.1666in"/>
    </style:style>
    <style:style style:family="paragraph" style:name="Lista-com-marcas" style:display-name="Lista com marcas" style:parent-style-name="Normal" style:next-style-name="Lista-com-marcas">
      <style:paragraph-properties fo:margin-top="0.0833in" fo:margin-bottom="0.0833in"/>
    </style:style>
    <style:style style:family="paragraph" style:name="T--tulo-7" style:display-name="Título 7" style:parent-style-name="Normal" style:next-style-name="Normal">
      <style:paragraph-properties fo:text-indent="0in" fo:margin-top="0.1666in"/>
    </style:style>
    <style:style style:family="paragraph" style:name="T--tulo-8" style:display-name="Título 8" style:parent-style-name="Normal" style:next-style-name="Normal">
      <style:paragraph-properties fo:text-indent="0in" fo:margin-top="0.1666in"/>
    </style:style>
    <style:style style:family="paragraph" style:name="T--tulo-9" style:display-name="Título 9" style:parent-style-name="Normal" style:next-style-name="Normal">
      <style:paragraph-properties fo:text-indent="0in" fo:margin-top="0.1666in"/>
    </style:style>
    <style:style style:family="paragraph" style:name="Texto-de-bal-u227--o" style:display-name="Texto de bal\u227 ?o" style:parent-style-name="Normal">
      <style:paragraph-properties fo:line-height="100%"/>
      <style:text-properties style:font-name="Tahoma" fo:font-size="8pt"/>
    </style:style>
    <style:style style:family="paragraph" style:name="Texto-de-nota-de-rodap-u233--" style:display-name="Texto de nota de rodap\u233 ?" style:parent-style-name="Normal">
      <style:paragraph-properties fo:text-indent="-0.1569in" fo:line-height="15%" fo:margin-left="0.1569in"/>
      <style:text-properties fo:font-size="9pt"/>
    </style:style>
  </office:styles>
  <office:automatic-styles>
    <style:style style:family="text" style:name="T1" style:display-name="T1">
      <style:text-properties fo:language="de" fo:country="DE"/>
    </style:style>
    <style:style style:family="paragraph" style:name="P1" style:display-name="P1" style:parent-style-name="ReferenceLine">
      <style:text-properties fo:language="de" fo:country="DE"/>
    </style:style>
    <style:page-layout style:name="Standard">
      <style:page-layout-properties fo:page-width="8.267717in" fo:page-height="11.692913in" style:print-orientation="portrait" fo:margin-top="1.6534in" fo:margin-bottom="4.099052cm" fo:margin-left="1.7319in" fo:margin-right="1.7319in"/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    <style:footer>
        <text:p text:style-name="ReferenceLine"><text:span text:style-name="T1">adfa, p. </text:span><text:page-number>22</text:page-number><text:span text:style-name="T1">, 2011.</text:span></text:p>
        <text:p text:style-name="P1">© Springer-Verlag Berlin Heidelberg 201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dc:description>Formats and macros for Springer Lecture Notes</dc:description>
    <meta:initial-creator>Paulo Faria Reis;Miguel eabra Rossi</meta:initial-creator>
    <dc:creator>Paulo Faria Reis</dc:creator>
    <meta:creation-date>2012-12-09T22:44:00Z</meta:creation-date>
    <dc:date>2012-12-09T23:31:00Z</dc:date>
  </office:meta>
</office:document-meta>
</file>